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Header">
      <style:text-properties officeooo:rsid="00171829" officeooo:paragraph-rsid="00171829"/>
    </style:style>
    <style:style style:name="P2" style:family="paragraph" style:parent-style-name="Footer">
      <style:paragraph-properties fo:text-align="center" style:justify-single-word="false"/>
    </style:style>
    <style:style style:name="P3" style:family="paragraph" style:parent-style-name="Text_20_body">
      <style:text-properties style:text-underline-style="none" officeooo:rsid="0019ec25" officeooo:paragraph-rsid="00192d49"/>
    </style:style>
    <style:style style:name="P4" style:family="paragraph" style:parent-style-name="Text_20_body">
      <style:text-properties style:text-underline-style="none" officeooo:rsid="0019ec25" officeooo:paragraph-rsid="0019ec25"/>
    </style:style>
    <style:style style:name="P5" style:family="paragraph" style:parent-style-name="Text_20_body">
      <style:paragraph-properties fo:text-align="center" style:justify-single-word="false"/>
      <style:text-properties officeooo:rsid="001d81ec" officeooo:paragraph-rsid="001d81ec"/>
    </style:style>
    <style:style style:name="P6" style:family="paragraph" style:parent-style-name="Text_20_body">
      <style:text-properties officeooo:paragraph-rsid="001edd50"/>
    </style:style>
    <style:style style:name="P7" style:family="paragraph" style:parent-style-name="Text_20_body">
      <style:paragraph-properties fo:text-align="start" style:justify-single-word="false"/>
      <style:text-properties officeooo:rsid="0020de62" officeooo:paragraph-rsid="0020de62"/>
    </style:style>
    <style:style style:name="P8" style:family="paragraph" style:parent-style-name="Text_20_body">
      <style:paragraph-properties fo:text-align="start" style:justify-single-word="false"/>
      <style:text-properties officeooo:rsid="0022b7e5" officeooo:paragraph-rsid="0022b7e5"/>
    </style:style>
    <style:style style:name="P9" style:family="paragraph" style:parent-style-name="Text_20_body">
      <style:paragraph-properties fo:text-align="center" style:justify-single-word="false"/>
      <style:text-properties officeooo:rsid="0022b7e5" officeooo:paragraph-rsid="0022b7e5"/>
    </style:style>
    <style:style style:name="P10" style:family="paragraph" style:parent-style-name="Text_20_body">
      <style:paragraph-properties fo:text-align="start" style:justify-single-word="false"/>
      <style:text-properties officeooo:rsid="0026dc6d" officeooo:paragraph-rsid="0026dc6d"/>
    </style:style>
    <style:style style:name="P11" style:family="paragraph" style:parent-style-name="Text_20_body">
      <style:paragraph-properties fo:text-align="center" style:justify-single-word="false"/>
      <style:text-properties officeooo:rsid="0026dc6d" officeooo:paragraph-rsid="0026dc6d"/>
    </style:style>
    <style:style style:name="P12" style:family="paragraph" style:parent-style-name="Text_20_body">
      <style:paragraph-properties fo:text-align="start" style:justify-single-word="false"/>
      <style:text-properties officeooo:rsid="002762dd" officeooo:paragraph-rsid="002762dd"/>
    </style:style>
    <style:style style:name="P13" style:family="paragraph" style:parent-style-name="Text_20_body">
      <style:paragraph-properties fo:text-align="start" style:justify-single-word="false"/>
      <style:text-properties officeooo:rsid="0028d153" officeooo:paragraph-rsid="0028d153"/>
    </style:style>
    <style:style style:name="P14" style:family="paragraph" style:parent-style-name="Text_20_body">
      <style:paragraph-properties fo:text-align="start" style:justify-single-word="false"/>
      <style:text-properties officeooo:rsid="002a856e" officeooo:paragraph-rsid="002a856e"/>
    </style:style>
    <style:style style:name="P15" style:family="paragraph" style:parent-style-name="Text_20_body">
      <style:paragraph-properties fo:text-align="start" style:justify-single-word="false"/>
      <style:text-properties officeooo:rsid="002c12bd" officeooo:paragraph-rsid="002c12bd"/>
    </style:style>
    <style:style style:name="P16" style:family="paragraph" style:parent-style-name="Text_20_body">
      <style:paragraph-properties fo:text-align="center" style:justify-single-word="false"/>
      <style:text-properties fo:font-style="normal" officeooo:rsid="00281d64" officeooo:paragraph-rsid="002762dd" style:font-style-asian="normal" style:font-style-complex="normal"/>
    </style:style>
    <style:style style:name="P17" style:family="paragraph" style:parent-style-name="Text_20_body">
      <style:paragraph-properties fo:text-align="start" style:justify-single-word="false"/>
      <style:text-properties fo:font-style="normal" officeooo:rsid="002a1794" officeooo:paragraph-rsid="002a856e" style:font-style-asian="normal" style:font-style-complex="normal"/>
    </style:style>
    <style:style style:name="P18" style:family="paragraph" style:parent-style-name="Text_20_body">
      <style:paragraph-properties fo:text-align="center" style:justify-single-word="false"/>
      <style:text-properties fo:font-style="normal" officeooo:rsid="002a856e" officeooo:paragraph-rsid="002a856e" style:font-style-asian="normal" style:font-style-complex="normal"/>
    </style:style>
    <style:style style:name="P19" style:family="paragraph" style:parent-style-name="Text_20_body">
      <style:paragraph-properties fo:text-align="start" style:justify-single-word="false"/>
      <style:text-properties fo:font-style="normal" officeooo:rsid="002c12bd" officeooo:paragraph-rsid="002c12bd" style:font-style-asian="normal" style:font-style-complex="normal"/>
    </style:style>
    <style:style style:name="P20" style:family="paragraph" style:parent-style-name="Text_20_body">
      <style:paragraph-properties fo:text-align="start" style:justify-single-word="false"/>
      <style:text-properties fo:font-style="normal" officeooo:rsid="00305c51" officeooo:paragraph-rsid="003c95e8" style:font-style-asian="normal" style:font-style-complex="normal"/>
    </style:style>
    <style:style style:name="P21" style:family="paragraph" style:parent-style-name="Text_20_body">
      <style:text-properties fo:font-style="normal" officeooo:rsid="0036c853" officeooo:paragraph-rsid="0036c853" style:font-style-asian="normal" style:font-style-complex="normal"/>
    </style:style>
    <style:style style:name="P22" style:family="paragraph" style:parent-style-name="Text_20_body">
      <style:text-properties fo:font-style="normal" officeooo:rsid="0048b850" officeooo:paragraph-rsid="0047927e" style:font-style-asian="normal" style:font-style-complex="normal"/>
    </style:style>
    <style:style style:name="P23" style:family="paragraph" style:parent-style-name="Text_20_body">
      <style:text-properties fo:font-style="normal" officeooo:rsid="0075d374" officeooo:paragraph-rsid="0075d374" style:font-style-asian="normal" style:font-style-complex="normal"/>
    </style:style>
    <style:style style:name="P24" style:family="paragraph" style:parent-style-name="Text_20_body">
      <style:text-properties fo:font-style="normal" officeooo:rsid="00768791" officeooo:paragraph-rsid="00768791" style:font-style-asian="normal" style:font-style-complex="normal"/>
    </style:style>
    <style:style style:name="P25" style:family="paragraph" style:parent-style-name="Text_20_body">
      <style:paragraph-properties fo:text-align="center" style:justify-single-word="false"/>
      <style:text-properties fo:font-style="normal" officeooo:rsid="00768791" officeooo:paragraph-rsid="00768791" style:font-style-asian="normal" style:font-style-complex="normal"/>
    </style:style>
    <style:style style:name="P26" style:family="paragraph" style:parent-style-name="Text_20_body">
      <style:paragraph-properties fo:text-align="start" style:justify-single-word="false"/>
      <style:text-properties fo:font-style="normal" officeooo:rsid="00768791" officeooo:paragraph-rsid="00768791" style:font-style-asian="normal" style:font-style-complex="normal"/>
    </style:style>
    <style:style style:name="P27" style:family="paragraph" style:parent-style-name="Text_20_body">
      <style:paragraph-properties fo:text-align="start" style:justify-single-word="false"/>
      <style:text-properties fo:font-style="normal" officeooo:rsid="0076e33a" officeooo:paragraph-rsid="0076e33a" style:font-style-asian="normal" style:font-style-complex="normal"/>
    </style:style>
    <style:style style:name="P28" style:family="paragraph" style:parent-style-name="Text_20_body">
      <style:paragraph-properties fo:text-align="center" style:justify-single-word="false"/>
      <style:text-properties fo:font-style="normal" officeooo:rsid="0076e33a" officeooo:paragraph-rsid="0076e33a" style:font-style-asian="normal" style:font-style-complex="normal"/>
    </style:style>
    <style:style style:name="P29" style:family="paragraph" style:parent-style-name="Text_20_body">
      <style:paragraph-properties fo:text-align="start" style:justify-single-word="false"/>
      <style:text-properties fo:font-style="normal" officeooo:rsid="0076fac9" officeooo:paragraph-rsid="0076fac9" style:font-style-asian="normal" style:font-style-complex="normal"/>
    </style:style>
    <style:style style:name="P30" style:family="paragraph" style:parent-style-name="Text_20_body">
      <style:paragraph-properties fo:text-align="start" style:justify-single-word="false"/>
      <style:text-properties fo:font-style="normal" officeooo:rsid="00774e17" officeooo:paragraph-rsid="00774e17" style:font-style-asian="normal" style:font-style-complex="normal"/>
    </style:style>
    <style:style style:name="P31" style:family="paragraph" style:parent-style-name="Text_20_body">
      <style:text-properties officeooo:paragraph-rsid="003ad383"/>
    </style:style>
    <style:style style:name="P32" style:family="paragraph" style:parent-style-name="Subtitle">
      <style:text-properties officeooo:rsid="00187331" officeooo:paragraph-rsid="00187331"/>
    </style:style>
    <style:style style:name="P33" style:family="paragraph" style:parent-style-name="Standard">
      <style:text-properties fo:font-style="normal" style:text-underline-style="none" officeooo:rsid="0016bcfa" officeooo:paragraph-rsid="003ad383" style:font-style-asian="normal" style:font-style-complex="normal"/>
    </style:style>
    <style:style style:name="P34" style:family="paragraph" style:parent-style-name="Text_20_body">
      <style:paragraph-properties fo:text-align="start" style:justify-single-word="false" fo:break-before="page"/>
      <style:text-properties fo:font-style="normal" officeooo:rsid="00305c51" officeooo:paragraph-rsid="003c95e8" style:font-style-asian="normal" style:font-style-complex="normal"/>
    </style:style>
    <style:style style:name="P35" style:family="paragraph" style:parent-style-name="Footnote">
      <style:text-properties officeooo:rsid="003b06e4" officeooo:paragraph-rsid="003b06e4"/>
    </style:style>
    <style:style style:name="P36" style:family="paragraph" style:parent-style-name="Text_20_body" style:list-style-name="L1">
      <style:text-properties style:text-underline-style="none" officeooo:rsid="0019ec25" officeooo:paragraph-rsid="0019ec25"/>
    </style:style>
    <style:style style:name="P37" style:family="paragraph" style:parent-style-name="Text_20_body" style:list-style-name="L2">
      <style:text-properties officeooo:paragraph-rsid="003ad383"/>
    </style:style>
    <style:style style:name="P38" style:family="paragraph" style:parent-style-name="Text_20_body" style:list-style-name="L2">
      <style:text-properties officeooo:rsid="0016bcfa" officeooo:paragraph-rsid="003ad383"/>
    </style:style>
    <style:style style:name="P39" style:family="paragraph" style:parent-style-name="Text_20_body" style:list-style-name="L3">
      <style:text-properties fo:font-style="italic" officeooo:rsid="00305c51" officeooo:paragraph-rsid="00305c51" style:font-style-asian="italic" style:font-style-complex="italic"/>
    </style:style>
    <style:style style:name="P40" style:family="paragraph" style:parent-style-name="Text_20_body" style:list-style-name="L3">
      <style:text-properties fo:font-style="italic" officeooo:rsid="0032357a" officeooo:paragraph-rsid="0032357a" style:font-style-asian="italic" style:font-style-complex="italic"/>
    </style:style>
    <style:style style:name="P41" style:family="paragraph" style:parent-style-name="Text_20_body" style:list-style-name="L3">
      <style:text-properties fo:font-style="italic" officeooo:rsid="0034e6c9" officeooo:paragraph-rsid="0034e6c9" style:font-style-asian="italic" style:font-style-complex="italic"/>
    </style:style>
    <style:style style:name="P42" style:family="paragraph" style:parent-style-name="Text_20_body" style:list-style-name="L3">
      <style:text-properties fo:font-style="italic" officeooo:rsid="0036c853" officeooo:paragraph-rsid="0036c853" style:font-style-asian="italic" style:font-style-complex="italic"/>
    </style:style>
    <style:style style:name="P43" style:family="paragraph" style:parent-style-name="Text_20_body" style:list-style-name="L3">
      <style:text-properties fo:font-style="italic" officeooo:rsid="00659ae5" officeooo:paragraph-rsid="00659ae5" style:font-style-asian="italic" style:font-style-complex="italic"/>
    </style:style>
    <style:style style:name="P44" style:family="paragraph" style:parent-style-name="Text_20_body" style:list-style-name="L4"/>
    <style:style style:name="P45" style:family="paragraph" style:parent-style-name="Text_20_body" style:list-style-name="L4">
      <style:text-properties officeooo:rsid="0040f113" officeooo:paragraph-rsid="0040f113"/>
    </style:style>
    <style:style style:name="P46" style:family="paragraph" style:parent-style-name="Text_20_body" style:list-style-name="L4">
      <style:text-properties officeooo:rsid="0047927e" officeooo:paragraph-rsid="0047927e"/>
    </style:style>
    <style:style style:name="P47" style:family="paragraph" style:parent-style-name="Text_20_body" style:list-style-name="L4">
      <style:text-properties officeooo:rsid="0050236c" officeooo:paragraph-rsid="0050236c"/>
    </style:style>
    <style:style style:name="P48" style:family="paragraph" style:parent-style-name="Text_20_body" style:list-style-name="L4">
      <style:text-properties officeooo:rsid="00520bfe" officeooo:paragraph-rsid="00520bfe"/>
    </style:style>
    <style:style style:name="P49" style:family="paragraph" style:parent-style-name="Text_20_body" style:list-style-name="L4">
      <style:text-properties officeooo:rsid="0059a3a0" officeooo:paragraph-rsid="0059a3a0"/>
    </style:style>
    <style:style style:name="P50" style:family="paragraph" style:parent-style-name="Text_20_body" style:list-style-name="L4">
      <style:text-properties officeooo:rsid="005f9e49" officeooo:paragraph-rsid="005f9e49"/>
    </style:style>
    <style:style style:name="P51" style:family="paragraph" style:parent-style-name="Text_20_body" style:list-style-name="L4">
      <style:text-properties fo:font-style="normal" officeooo:rsid="006070de" officeooo:paragraph-rsid="006070de" style:font-style-asian="normal" style:font-style-complex="normal"/>
    </style:style>
    <style:style style:name="P52" style:family="paragraph" style:parent-style-name="Text_20_body" style:list-style-name="L4">
      <style:text-properties fo:font-style="normal" officeooo:rsid="006cb9e6" officeooo:paragraph-rsid="006bf35c" style:font-style-asian="normal" style:font-style-complex="normal"/>
    </style:style>
    <style:style style:name="P53" style:family="paragraph" style:parent-style-name="Text_20_body" style:list-style-name="L4">
      <style:text-properties fo:font-style="normal" officeooo:rsid="007209bb" officeooo:paragraph-rsid="007209bb" style:font-style-asian="normal" style:font-style-complex="normal"/>
    </style:style>
    <style:style style:name="P54" style:family="paragraph" style:parent-style-name="Text_20_body" style:list-style-name="L4">
      <style:text-properties fo:font-style="normal" officeooo:rsid="0072484e" officeooo:paragraph-rsid="0072484e" style:font-style-asian="normal" style:font-style-complex="normal"/>
    </style:style>
    <style:style style:name="P55" style:family="paragraph" style:parent-style-name="Text_20_body" style:list-style-name="L4">
      <style:text-properties fo:font-style="normal" officeooo:rsid="0073b8a0" officeooo:paragraph-rsid="0073b8a0" style:font-style-asian="normal" style:font-style-complex="normal"/>
    </style:style>
    <style:style style:name="P56" style:family="paragraph" style:parent-style-name="Text_20_body" style:list-style-name="L4">
      <style:text-properties fo:font-style="normal" officeooo:rsid="00751553" officeooo:paragraph-rsid="00751553" style:font-style-asian="normal" style:font-style-complex="normal"/>
    </style:style>
    <style:style style:name="P57" style:family="paragraph" style:parent-style-name="Text_20_body" style:list-style-name="L4">
      <style:text-properties fo:font-style="normal" officeooo:rsid="0075d374" officeooo:paragraph-rsid="0075d374" style:font-style-asian="normal" style:font-style-complex="normal"/>
    </style:style>
    <style:style style:name="P58" style:family="paragraph" style:parent-style-name="Text_20_body" style:list-style-name="L4">
      <style:text-properties officeooo:rsid="006070de" officeooo:paragraph-rsid="006070de"/>
    </style:style>
    <style:style style:name="P59" style:family="paragraph" style:parent-style-name="Text_20_body" style:list-style-name="L4">
      <style:text-properties officeooo:rsid="0068b635" officeooo:paragraph-rsid="0068b635"/>
    </style:style>
    <style:style style:name="P60" style:family="paragraph" style:parent-style-name="Text_20_body" style:list-style-name="L4">
      <style:text-properties officeooo:rsid="006bf35c" officeooo:paragraph-rsid="006bf35c"/>
    </style:style>
    <style:style style:name="P61" style:family="paragraph" style:parent-style-name="Heading_20_1">
      <style:paragraph-properties fo:text-align="center" style:justify-single-word="false"/>
      <style:text-properties style:text-underline-style="solid" style:text-underline-width="auto" style:text-underline-color="font-color" officeooo:rsid="00187331" officeooo:paragraph-rsid="00187331"/>
    </style:style>
    <style:style style:name="P62" style:family="paragraph" style:parent-style-name="Heading_20_2">
      <style:paragraph-properties fo:break-before="page"/>
      <style:text-properties style:text-underline-style="solid" style:text-underline-width="auto" style:text-underline-color="font-color" officeooo:rsid="00192d49" officeooo:paragraph-rsid="00192d49"/>
    </style:style>
    <style:style style:name="P63" style:family="paragraph" style:parent-style-name="Heading_20_3">
      <style:text-properties fo:font-style="normal" style:font-style-asian="normal" style:font-style-complex="normal"/>
    </style:style>
    <style:style style:name="P64" style:family="paragraph" style:parent-style-name="Contents_20_2">
      <style:paragraph-properties>
        <style:tab-stops>
          <style:tab-stop style:position="15.508cm" style:type="right" style:leader-style="dotted" style:leader-text="."/>
        </style:tab-stops>
      </style:paragraph-properties>
    </style:style>
    <style:style style:name="P65" style:family="paragraph" style:parent-style-name="Contents_20_1">
      <style:paragraph-properties>
        <style:tab-stops>
          <style:tab-stop style:position="16.007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Contents_20_3">
      <style:paragraph-properties>
        <style:tab-stops>
          <style:tab-stop style:position="15.009cm" style:type="right" style:leader-style="dotted" style:leader-text="."/>
        </style:tab-stops>
      </style:paragraph-properties>
    </style:style>
    <style:style style:name="T1" style:family="text">
      <style:text-properties officeooo:rsid="001d81ec"/>
    </style:style>
    <style:style style:name="T2" style:family="text">
      <style:text-properties fo:font-style="italic" style:font-style-asian="italic" style:font-style-complex="italic"/>
    </style:style>
    <style:style style:name="T3" style:family="text">
      <style:text-properties fo:font-style="italic" officeooo:rsid="0059d401" style:font-style-asian="italic" style:font-style-complex="italic"/>
    </style:style>
    <style:style style:name="T4" style:family="text">
      <style:text-properties fo:font-style="italic" officeooo:rsid="00696d54" style:font-style-asian="italic" style:font-style-complex="italic"/>
    </style:style>
    <style:style style:name="T5" style:family="text">
      <style:text-properties fo:font-style="italic" officeooo:rsid="00748957" style:font-style-asian="italic" style:font-style-complex="italic"/>
    </style:style>
    <style:style style:name="T6" style:family="text">
      <style:text-properties fo:font-style="italic" style:text-underline-style="none" officeooo:rsid="0018e1a1" style:font-style-asian="italic" style:font-style-complex="italic"/>
    </style:style>
    <style:style style:name="T7" style:family="text">
      <style:text-properties fo:font-style="italic" style:text-underline-style="none" officeooo:rsid="001793b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81d64" style:font-style-asian="normal" style:font-style-complex="normal"/>
    </style:style>
    <style:style style:name="T10" style:family="text">
      <style:text-properties fo:font-style="normal" officeooo:rsid="002a1794" style:font-style-asian="normal" style:font-style-complex="normal"/>
    </style:style>
    <style:style style:name="T11" style:family="text">
      <style:text-properties fo:font-style="normal" officeooo:rsid="0030b087" style:font-style-asian="normal" style:font-style-complex="normal"/>
    </style:style>
    <style:style style:name="T12" style:family="text">
      <style:text-properties fo:font-style="normal" officeooo:rsid="00341aac" style:font-style-asian="normal" style:font-style-complex="normal"/>
    </style:style>
    <style:style style:name="T13" style:family="text">
      <style:text-properties fo:font-style="normal" officeooo:rsid="00354f9a" style:font-style-asian="normal" style:font-style-complex="normal"/>
    </style:style>
    <style:style style:name="T14" style:family="text">
      <style:text-properties fo:font-style="normal" officeooo:rsid="003624f2" style:font-style-asian="normal" style:font-style-complex="normal"/>
    </style:style>
    <style:style style:name="T15" style:family="text">
      <style:text-properties fo:font-style="normal" officeooo:rsid="003ad383" style:font-style-asian="normal" style:font-style-complex="normal"/>
    </style:style>
    <style:style style:name="T16" style:family="text">
      <style:text-properties fo:font-style="normal" officeooo:rsid="003b06e4" style:font-style-asian="normal" style:font-style-complex="normal"/>
    </style:style>
    <style:style style:name="T17" style:family="text">
      <style:text-properties fo:font-style="normal" officeooo:rsid="003e9bd8" style:font-style-asian="normal" style:font-style-complex="normal"/>
    </style:style>
    <style:style style:name="T18" style:family="text">
      <style:text-properties fo:font-style="normal" officeooo:rsid="00488605" style:font-style-asian="normal" style:font-style-complex="normal"/>
    </style:style>
    <style:style style:name="T19" style:family="text">
      <style:text-properties fo:font-style="normal" officeooo:rsid="0048b850" style:font-style-asian="normal" style:font-style-complex="normal"/>
    </style:style>
    <style:style style:name="T20" style:family="text">
      <style:text-properties fo:font-style="normal" officeooo:rsid="0059d401" style:font-style-asian="normal" style:font-style-complex="normal"/>
    </style:style>
    <style:style style:name="T21" style:family="text">
      <style:text-properties fo:font-style="normal" officeooo:rsid="00696d54" style:font-style-asian="normal" style:font-style-complex="normal"/>
    </style:style>
    <style:style style:name="T22" style:family="text">
      <style:text-properties fo:font-style="normal" officeooo:rsid="006cb9e6"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18e1a1" style:font-style-asian="normal" style:font-style-complex="normal"/>
    </style:style>
    <style:style style:name="T25" style:family="text">
      <style:text-properties fo:font-style="normal" style:text-underline-style="none" officeooo:rsid="001793bc" style:font-style-asian="normal" style:font-style-complex="normal"/>
    </style:style>
    <style:style style:name="T26" style:family="text">
      <style:text-properties fo:font-style="normal" style:text-underline-style="none" officeooo:rsid="003b06e4" style:font-style-asian="normal" style:font-style-complex="normal"/>
    </style:style>
    <style:style style:name="T27" style:family="text">
      <style:text-properties officeooo:rsid="0023dcea"/>
    </style:style>
    <style:style style:name="T28" style:family="text">
      <style:text-properties officeooo:rsid="002762dd"/>
    </style:style>
    <style:style style:name="T29" style:family="text">
      <style:text-properties officeooo:rsid="0030b087"/>
    </style:style>
    <style:style style:name="T30" style:family="text">
      <style:text-properties officeooo:rsid="0032357a"/>
    </style:style>
    <style:style style:name="T31" style:family="text">
      <style:text-properties officeooo:rsid="00341aac"/>
    </style:style>
    <style:style style:name="T32" style:family="text">
      <style:text-properties officeooo:rsid="0072ba50"/>
    </style:style>
    <style:style style:name="T33" style:family="text">
      <style:text-properties officeooo:rsid="00748957"/>
    </style:style>
    <style:style style:name="T34" style:family="text">
      <style:text-properties officeooo:rsid="0075d374"/>
    </style:style>
    <style:style style:name="T35" style:family="text">
      <style:text-properties officeooo:rsid="00768791"/>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fill="solid" style:shadow="none" draw:shadow-opacity="100%" draw:ole-draw-aspect="1">
        <style:background-image/>
      </style:graphic-properties>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fo:margin-left="0.199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P61" text:outline-level="1"><text:bookmark-start text:name="__RefHeading__131_416017228"/>Projet Deuxième partie<text:bookmark-end text:name="__RefHeading__131_416017228"/></text:h>
      <text:p text:style-name="P32">Sémantique des langages informatique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5"><text:a xlink:type="simple" xlink:href="#__RefHeading__131_416017228" text:style-name="Index_20_Link" text:visited-style-name="Index_20_Link">Projet Deuxième partie<text:tab/>1</text:a></text:p>
          <text:p text:style-name="P64"><text:a xlink:type="simple" xlink:href="#__RefHeading__385_416017228" text:style-name="Index_20_Link" text:visited-style-name="Index_20_Link">Exercice 1<text:tab/>3</text:a></text:p>
          <text:p text:style-name="P67"><text:a xlink:type="simple" xlink:href="#__RefHeading__387_416017228" text:style-name="Index_20_Link" text:visited-style-name="Index_20_Link">1.1 Syntaxe<text:tab/>3</text:a></text:p>
          <text:p text:style-name="P67"><text:a xlink:type="simple" xlink:href="#__RefHeading__389_416017228" text:style-name="Index_20_Link" text:visited-style-name="Index_20_Link">1.2 Domaine Sémantique<text:tab/>4</text:a></text:p>
          <text:p text:style-name="P67"><text:a xlink:type="simple" xlink:href="#__RefHeading__671_184285837" text:style-name="Index_20_Link" text:visited-style-name="Index_20_Link">1.3 Sémantique d'évaluation<text:tab/>5</text:a></text:p>
          <text:p text:style-name="P64"><text:a xlink:type="simple" xlink:href="#__RefHeading__589_1532093323" text:style-name="Index_20_Link" text:visited-style-name="Index_20_Link">Exercice 2<text:tab/>8</text:a></text:p>
        </text:index-body>
      </text:table-of-content>
      <text:p text:style-name="Text_20_body"/>
      <text:h text:style-name="P62" text:outline-level="2"><text:bookmark-start text:name="__RefHeading__385_416017228"/>Exercice 1<text:bookmark-end text:name="__RefHeading__385_416017228"/></text:h>
      <text:p text:style-name="P3"><text:tab/>Comme dans la première partie du projet, nous allons séparer la partie sur papier en trois sous-partie. Ces dernières comporteront :</text:p>
      <text:list xml:id="list5007078029551313758" text:style-name="L1">
        <text:list-item>
          <text:p text:style-name="P36">la syntaxe</text:p>
        </text:list-item>
        <text:list-item>
          <text:p text:style-name="P36">le domaine sémantique</text:p>
        </text:list-item>
        <text:list-item>
          <text:p text:style-name="P36">la sémantique d'évaluation</text:p>
        </text:list-item>
      </text:list>
      <text:p text:style-name="P4"/>
      <text:h text:style-name="Heading_20_3" text:outline-level="3"><text:bookmark-start text:name="__RefHeading__387_416017228"/>1.1 Syntaxe<text:bookmark-end text:name="__RefHeading__387_416017228"/></text:h>
      <text:p text:style-name="P6"><text:tab/><text:span text:style-name="T1">Nous allons donc définir la syntaxe du langage. Tout d'abord, intéressons-nous aux instructions :</text:span></text:p>
      <text:p text:style-name="P5"><draw:frame draw:style-name="fr1" draw:name="Objet1" text:anchor-type="as-char" svg:y="-0.554cm" svg:width="12.211cm" svg:height="0.958cm" draw:z-index="0"><draw:object xlink:href="./Object 1" xlink:type="simple" xlink:show="embed" xlink:actuate="onLoad"/><draw:image xlink:href="./ObjectReplacements/Object 1" xlink:type="simple" xlink:show="embed" xlink:actuate="onLoad"/></draw:frame> </text:p>
      <text:p text:style-name="P7">Voici donc notre ensemble d'instructions, où "_" signifie "quelque que soit le paramètre de la fonction".</text:p>
      <text:p text:style-name="P8">Tout comme le précédent projet, la programme est défini comme :</text:p>
      <text:p text:style-name="P9"><draw:frame draw:style-name="fr2" draw:name="Objet2" text:anchor-type="as-char" svg:y="-0.377cm" svg:width="2.926cm" svg:height="0.467cm" draw:z-index="1"><draw:object xlink:href="./Object 2" xlink:type="simple" xlink:show="embed" xlink:actuate="onLoad"/><draw:image xlink:href="./ObjectReplacements/Object 2" xlink:type="simple" xlink:show="embed" xlink:actuate="onLoad"/></draw:frame></text:p>
      <text:p text:style-name="P8">Avec l'opérateur <text:span text:style-name="T2">*</text:span> qui est la fermeture de Klenne. <text:span text:style-name="T27">La définition du pointeur reste :</text:span></text:p>
      <text:p text:style-name="P9"><draw:frame draw:style-name="fr2" draw:name="Objet3" text:anchor-type="as-char" svg:y="-0.388cm" svg:width="2.69cm" svg:height="0.52cm" draw:z-index="2"><draw:object xlink:href="./Object 3" xlink:type="simple" xlink:show="embed" xlink:actuate="onLoad"/><draw:image xlink:href="./ObjectReplacements/Object 3" xlink:type="simple" xlink:show="embed" xlink:actuate="onLoad"/></draw:frame></text:p>
      <text:p text:style-name="P10">Car, on veut que les instructions commencent à la ligne un et on ne travaille que dans les entiers naturels. <text:span text:style-name="T28">Dû à l'apparition des blocs, la définition des registres va elle changer :</text:span></text:p>
      <text:p text:style-name="P11"><draw:frame draw:style-name="fr2" draw:name="Objet4" text:anchor-type="as-char" svg:y="-0.386cm" svg:width="5.897cm" svg:height="0.506cm" draw:z-index="3"><draw:object xlink:href="./Object 4" xlink:type="simple" xlink:show="embed" xlink:actuate="onLoad"/><draw:image xlink:href="./ObjectReplacements/Object 4" xlink:type="simple" xlink:show="embed" xlink:actuate="onLoad"/></draw:frame>,</text:p>
      <text:p text:style-name="P12">où <text:span text:style-name="T2">nom</text:span><text:span text:style-name="T8"> est un String, </text:span><text:span text:style-name="T8"><draw:frame draw:style-name="fr3" draw:name="Objet5" text:anchor-type="as-char" svg:y="-0.388cm" svg:width="1.84cm" svg:height="0.52cm" draw:z-index="4"><draw:object xlink:href="./Object 5" xlink:type="simple" xlink:show="embed" xlink:actuate="onLoad"/><draw:image xlink:href="./ObjectReplacements/Object 5" xlink:type="simple" xlink:show="embed" xlink:actuate="onLoad"/></draw:frame></text:span><text:span text:style-name="T8"> car nous travaillons sur les entiers relatifs à cause de la soustraction, et </text:span><text:span text:style-name="T8"><draw:frame draw:style-name="fr3" draw:name="Objet6" text:anchor-type="as-char" svg:y="-0.388cm" svg:width="1.663cm" svg:height="0.52cm" draw:z-index="5"><draw:object xlink:href="./Object 6" xlink:type="simple" xlink:show="embed" xlink:actuate="onLoad"/><draw:image xlink:href="./ObjectReplacements/Object 6" xlink:type="simple" xlink:show="embed" xlink:actuate="onLoad"/></draw:frame></text:span><text:span text:style-name="T8"> qui représente le degré de profondeur. C'est-à-dire dans combien de bloc(s) imbriqué(s) nous trouvons nous.<text:line-break/></text:span><text:span text:style-name="T9">On reprendra la notation telle que R est l'ensemble des registres. </text:span><text:span text:style-name="T10">La définition de la mémoire change quelque peut, par l'apparition de la notion de degré :</text:span></text:p>
      <text:p text:style-name="P16"><draw:frame draw:style-name="fr2" draw:name="Objet7" text:anchor-type="as-char" svg:y="-0.386cm" svg:width="11.668cm" svg:height="0.54cm" draw:z-index="6"><draw:object xlink:href="./Object 7" xlink:type="simple" xlink:show="embed" xlink:actuate="onLoad"/><draw:image xlink:href="./ObjectReplacements/Object 7" xlink:type="simple" xlink:show="embed" xlink:actuate="onLoad"/></draw:frame></text:p>
      <text:p text:style-name="P13"><text:span text:style-name="T9">C</text:span><text:span text:style-name="T8">'est donc un ensemble de registre, </text:span><text:span text:style-name="T10">et il peut exister plusieurs registres portant le même nom, pour autant qu'ils n'aient pas le même degré.</text:span></text:p>
      <text:p text:style-name="P17"/>
      <text:p text:style-name="P14"><text:soft-page-break/><text:span text:style-name="T10">C</text:span><text:span text:style-name="T8">omme nouvelle formulation du contexte, nous prendrons cette représentation :</text:span></text:p>
      <text:p text:style-name="P18"><draw:frame draw:style-name="fr2" draw:name="Objet8" text:anchor-type="as-char" svg:y="-0.386cm" svg:width="5.562cm" svg:height="0.506cm" draw:z-index="7"><draw:object xlink:href="./Object 8" xlink:type="simple" xlink:show="embed" xlink:actuate="onLoad"/><draw:image xlink:href="./ObjectReplacements/Object 8" xlink:type="simple" xlink:show="embed" xlink:actuate="onLoad"/></draw:frame></text:p>
      <text:p text:style-name="P15"><text:span text:style-name="T8">Où </text:span><text:span text:style-name="T2">mem</text:span><text:span text:style-name="T8"> sera la mémoire, </text:span><text:span text:style-name="T2">prog</text:span><text:span text:style-name="T8"> le programme, </text:span><text:span text:style-name="T2">index</text:span><text:span text:style-name="T8"> le pointeur d'instruction et </text:span><text:span text:style-name="T2">degre</text:span><text:span text:style-name="T8"> le degré actuel.</text:span></text:p>
      <text:p text:style-name="P19"/>
      <text:h text:style-name="P63" text:outline-level="3"><text:bookmark-start text:name="__RefHeading__389_416017228"/>1.2 Domaine Sémantique<text:bookmark-end text:name="__RefHeading__389_416017228"/></text:h>
      <text:p text:style-name="P31"><text:span text:style-name="T8"><text:tab/></text:span><text:span text:style-name="T15">En changeant la définition du contexte et des registres, on peut réutiliser les domaines sémantiques définis dans l'ancien projet. En effet, la modification de ces deux éléments, fait que nous n'avons pas besoin de répercuter le changement sur les anciennes définitions.<text:line-break/>Ce qui nous donne </text:span><text:span text:style-name="T15"><text:note text:id="ftn1" text:note-class="footnote"><text:note-citation>1</text:note-citation><text:note-body><text:p text:style-name="P35">Source : rapport_projet_1_MencattiniRomain.pdf</text:p></text:note-body></text:note></text:span><text:span text:style-name="T15">: </text:span><text:span text:style-name="T16">"</text:span></text:p>
      <text:p text:style-name="P33"/>
      <text:list xml:id="list3036773245727416593" text:style-name="L2">
        <text:list-item>
          <text:p text:style-name="P38"><text:span text:style-name="T23"><draw:frame draw:style-name="fr2" draw:name="Objet17" text:anchor-type="as-char" svg:y="-0.377cm" svg:width="4.473cm" svg:height="0.467cm" draw:z-index="15"><draw:object xlink:href="./Object 17" xlink:type="simple" xlink:show="embed" xlink:actuate="onLoad"/><draw:image xlink:href="./ObjectReplacements/Object 17" xlink:type="simple" xlink:show="embed" xlink:actuate="onLoad"/><svg:desc>formule</svg:desc></draw:frame></text:span><text:span text:style-name="T23"> , le fait d'incrémenter un registre implique que l'on modifie la mémoire <text:s/>et donc le contexte. Comme il est nécessaire de connaître la valeur du registre pour la changer, on a besoin du contexte pour l'obtenir.</text:span></text:p>
        </text:list-item>
        <text:list-item>
          <text:p text:style-name="P38"><text:span text:style-name="T23"><draw:frame draw:style-name="fr2" draw:name="Objet18" text:anchor-type="as-char" svg:y="-0.388cm" svg:width="5.332cm" svg:height="0.52cm" draw:z-index="16"><draw:object xlink:href="./Object 18" xlink:type="simple" xlink:show="embed" xlink:actuate="onLoad"/><draw:image xlink:href="./ObjectReplacements/Object 18" xlink:type="simple" xlink:show="embed" xlink:actuate="onLoad"/><svg:desc>formule</svg:desc></draw:frame></text:span><text:span text:style-name="T23">, dans ce cas , pour déclarer un registre, nous avons besoin d'un nom et d'une valeur, ainsi que du contexte pour vérifier que le nom n'existe pas déjà. Cette déclaration entraîne un changement dans la mémoire et donc du contexte.</text:span></text:p>
        </text:list-item>
        <text:list-item>
          <text:p text:style-name="P38"><text:span text:style-name="T23"><draw:frame draw:style-name="fr2" draw:name="Objet19" text:anchor-type="as-char" svg:y="-0.377cm" svg:width="4.556cm" svg:height="0.467cm" draw:z-index="17"><draw:object xlink:href="./Object 19" xlink:type="simple" xlink:show="embed" xlink:actuate="onLoad"/><draw:image xlink:href="./ObjectReplacements/Object 19" xlink:type="simple" xlink:show="embed" xlink:actuate="onLoad"/><svg:desc>formule</svg:desc></draw:frame></text:span><text:span text:style-name="T23">, </text:span><text:span text:style-name="T25">ici, nous n'avons besoin que du nom, car on affectera une valeur initiale par défaut, néanmoins le contexte reste nécessaire pour les mêmes raisons que l'autre variante de la fonction </text:span><text:span text:style-name="T7">declare</text:span><text:span text:style-name="T25">.</text:span></text:p>
        </text:list-item>
        <text:list-item>
          <text:p text:style-name="P38"><text:span text:style-name="T25"><draw:frame draw:style-name="fr2" draw:name="Objet20" text:anchor-type="as-char" svg:y="-0.377cm" svg:width="4.24cm" svg:height="0.467cm" draw:z-index="18"><draw:object xlink:href="./Object 20" xlink:type="simple" xlink:show="embed" xlink:actuate="onLoad"/><draw:image xlink:href="./ObjectReplacements/Object 20" xlink:type="simple" xlink:show="embed" xlink:actuate="onLoad"/><svg:desc>formule</svg:desc></draw:frame></text:span><text:span text:style-name="T25">,</text:span><text:span text:style-name="T24">la fonction </text:span><text:span text:style-name="T6">copy</text:span><text:span text:style-name="T24"> nécessite d'avoir deux registres, ainsi que le contexte pour obtenir les valeurs de ces registres. L'évaluation de cette fonction va modifier la mémoire, et nous aurons un nouveau contexte.</text:span></text:p>
        </text:list-item>
        <text:list-item>
          <text:p text:style-name="P37"><text:span text:style-name="T24"><draw:frame draw:style-name="fr2" draw:name="Objet16" text:anchor-type="as-char" svg:y="-0.377cm" svg:width="4.979cm" svg:height="0.467cm" draw:z-index="19"><draw:object xlink:href="./Object 16" xlink:type="simple" xlink:show="embed" xlink:actuate="onLoad"/><draw:image xlink:href="./ObjectReplacements/Object 16" xlink:type="simple" xlink:show="embed" xlink:actuate="onLoad"/><svg:desc>formule</svg:desc></draw:frame></text:span><text:span text:style-name="T24">, comme pour la fonction ci-dessus nous avons besoin de deux registres et de connaître leurs valeurs. Nous avons aussi besoin de la nouvelle valeur du pointeur si le test est juste. Le résultat de </text:span><text:span text:style-name="T6">jump</text:span><text:span text:style-name="T24"> sera un nouveau contexte dont le pointeur d'instruction aura été modifié.</text:span><text:span text:style-name="T26">"</text:span></text:p>
        </text:list-item>
      </text:list>
      <text:p text:style-name="P20"/>
      <text:p text:style-name="P34">Par conséquent, je vais présenter le domaine sémantique des nouvelles opérations :</text:p>
      <text:list xml:id="list8732490429963114855" text:style-name="L3">
        <text:list-item>
          <text:p text:style-name="P39">beginbloc <text:span text:style-name="T8">: </text:span><text:span text:style-name="T8"><draw:frame draw:style-name="fr4" draw:name="Objet9" text:anchor-type="as-char" svg:y="-0.377cm" svg:width="1.886cm" svg:height="0.467cm" draw:z-index="8"><draw:object xlink:href="./Object 9" xlink:type="simple" xlink:show="embed" xlink:actuate="onLoad"/><draw:image xlink:href="./ObjectReplacements/Object 9" xlink:type="simple" xlink:show="embed" xlink:actuate="onLoad"/></draw:frame></text:span><text:span text:style-name="T8"> . En effet, le </text:span>beginbloc<text:span text:style-name="T8"> doit disposer d'un contexte pour fonctionner. Lorsqu'on utilise cette instruction, elle va modifier le contexte en changeant le degré et le pointeur d'instruction, d'où le nouveau contexte.</text:span></text:p>
        </text:list-item>
        <text:list-item>
          <text:p text:style-name="P39">endbloc <text:span text:style-name="T8">: </text:span><text:span text:style-name="T8"><draw:frame draw:style-name="fr4" draw:name="Objet10" text:anchor-type="as-char" svg:y="-0.377cm" svg:width="1.886cm" svg:height="0.467cm" draw:z-index="9"><draw:object xlink:href="./Object 10" xlink:type="simple" xlink:show="embed" xlink:actuate="onLoad"/><draw:image xlink:href="./ObjectReplacements/Object 10" xlink:type="simple" xlink:show="embed" xlink:actuate="onLoad"/></draw:frame></text:span><text:span text:style-name="T8"> . Pour les mêmes raisons que ci-dessus, cette fonction a besoin d'un contexte en entrée, et elle va retourner un nouveau contexte avec un degré, une mémoire et un index différent. </text:span></text:p>
        </text:list-item>
        <text:list-item>
          <text:p text:style-name="P39"><text:span text:style-name="T30">add </text:span><text:span text:style-name="T11">: </text:span><text:span text:style-name="T11"><draw:frame draw:style-name="fr3" draw:name="Objet11" text:anchor-type="as-char" svg:y="-0.377cm" svg:width="3.861cm" svg:height="0.531cm" draw:z-index="10"><draw:object xlink:href="./Object 11" xlink:type="simple" xlink:show="embed" xlink:actuate="onLoad"/><draw:image xlink:href="./ObjectReplacements/Object 11" xlink:type="simple" xlink:show="embed" xlink:actuate="onLoad"/></draw:frame></text:span><text:span text:style-name="T11"> . L'opération </text:span><text:span text:style-name="T29">add</text:span><text:span text:style-name="T11"> a besoin de trois registres (ils ne sont pas forcé d'être différents) et d'un contexte. Elle va entrainer un changement de contexte en modifiant la mémoire et l'index.</text:span></text:p>
        </text:list-item>
        <text:list-item>
          <text:p text:style-name="P40">sub <text:span text:style-name="T8">: <text:s/></text:span><text:span text:style-name="T8"><draw:frame draw:style-name="fr3" draw:name="Objet12" text:anchor-type="as-char" svg:y="-0.377cm" svg:width="3.861cm" svg:height="0.531cm" draw:z-index="11"><draw:object xlink:href="./Object 12" xlink:type="simple" xlink:show="embed" xlink:actuate="onLoad"/><draw:image xlink:href="./ObjectReplacements/Object 12" xlink:type="simple" xlink:show="embed" xlink:actuate="onLoad"/><svg:desc>formule</svg:desc></draw:frame></text:span><text:span text:style-name="T8"> . Son domaine est le même que </text:span><text:span text:style-name="T12">celui de </text:span><text:span text:style-name="T31">add</text:span><text:span text:style-name="T12">.</text:span></text:p>
        </text:list-item>
        <text:list-item>
          <text:p text:style-name="P41">if <text:span text:style-name="T8">: </text:span><text:span text:style-name="T8"><draw:frame draw:style-name="fr4" draw:name="Objet13" text:anchor-type="as-char" svg:y="-0.377cm" svg:width="3.184cm" svg:height="0.533cm" draw:z-index="12"><draw:object xlink:href="./Object 13" xlink:type="simple" xlink:show="embed" xlink:actuate="onLoad"/><draw:image xlink:href="./ObjectReplacements/Object 13" xlink:type="simple" xlink:show="embed" xlink:actuate="onLoad"/></draw:frame></text:span><text:span text:style-name="T8"> . L'instruction </text:span>if<text:span text:style-name="T8"> a besoin de deux registres pour </text:span><text:span text:style-name="T13">effectuer la comparaison. </text:span><text:span text:style-name="T14">En retour, elle va changer l'état du pointeur et donc le contexte.</text:span></text:p>
        </text:list-item>
        <text:list-item>
          <text:p text:style-name="P42">then <text:span text:style-name="T8">: </text:span><text:span text:style-name="T8"><draw:frame draw:style-name="fr4" draw:name="Objet14" text:anchor-type="as-char" svg:y="-0.377cm" svg:width="1.827cm" svg:height="0.469cm" draw:z-index="13"><draw:object xlink:href="./Object 14" xlink:type="simple" xlink:show="embed" xlink:actuate="onLoad"/><draw:image xlink:href="./ObjectReplacements/Object 14" xlink:type="simple" xlink:show="embed" xlink:actuate="onLoad"/></draw:frame></text:span><text:span text:style-name="T8">. L'instruction </text:span>then<text:span text:style-name="T8"> va juste changer le pointeur d'instruction.</text:span></text:p>
        </text:list-item>
        <text:list-item>
          <text:p text:style-name="P42">else : <draw:frame draw:style-name="fr4" draw:name="Objet15" text:anchor-type="as-char" svg:y="-0.377cm" svg:width="1.822cm" svg:height="0.467cm" draw:z-index="14"><draw:object xlink:href="./Object 15" xlink:type="simple" xlink:show="embed" xlink:actuate="onLoad"/><draw:image xlink:href="./ObjectReplacements/Object 15" xlink:type="simple" xlink:show="embed" xlink:actuate="onLoad"/></draw:frame>. <text:span text:style-name="T8">Même domaine que </text:span>then<text:span text:style-name="T8">. </text:span></text:p>
        </text:list-item>
        <text:list-item>
          <text:p text:style-name="P43">endif <text:span text:style-name="T8">: </text:span><text:span text:style-name="T8"><draw:frame draw:style-name="fr4" draw:name="Objet29" text:anchor-type="as-char" svg:y="-0.377cm" svg:width="1.822cm" svg:height="0.467cm" draw:z-index="28"><draw:object xlink:href="./Object 29" xlink:type="simple" xlink:show="embed" xlink:actuate="onLoad"/><draw:image xlink:href="./ObjectReplacements/Object 29" xlink:type="simple" xlink:show="embed" xlink:actuate="onLoad"/></draw:frame></text:span><text:span text:style-name="T8"> . On va change le pointeur d'instruction, ainsi que le degré et la mémoire. Ceci sera plus visible dans la sémantique d'évaluation. </text:span></text:p>
        </text:list-item>
      </text:list>
      <text:p text:style-name="P21"/>
      <text:h text:style-name="P63" text:outline-level="3"><text:bookmark-start text:name="__RefHeading__671_184285837"/>1.3 Sémantique d'évaluation<text:bookmark-end text:name="__RefHeading__671_184285837"/></text:h>
      <text:p text:style-name="Text_20_body"><text:span text:style-name="T8"><text:tab/></text:span><text:span text:style-name="T17">Ici , nous ne pouvons nous contenter de remettre la même sémantique d'évaluation, nous allons donc redéfinir la sémantique des instructions en entier.</text:span></text:p>
      <text:list xml:id="list6620493008013171692" text:style-name="L4">
        <text:list-item>
          <text:p text:style-name="P44"><text:span text:style-name="T17"><draw:frame draw:style-name="fr3" draw:name="Objet21" text:anchor-type="as-char" svg:y="-0.7cm" svg:width="11.986cm" svg:height="1.189cm" draw:z-index="20"><draw:object xlink:href="./Object 21" xlink:type="simple" xlink:show="embed" xlink:actuate="onLoad"/><draw:image xlink:href="./ObjectReplacements/Object 21" xlink:type="simple" xlink:show="embed" xlink:actuate="onLoad"/></draw:frame></text:span><text:span text:style-name="T17"> ,</text:span></text:p>
          <text:p text:style-name="P45"><text:span text:style-name="T17">o</text:span><text:span text:style-name="T8">n a besoin d'avoir les informations du registres (soit le nom, la valeur et le degré), ainsi qu'un contexte. Ensuite, on augmente d'un la valeur du registre, et on l'ajoute à la mémoire. On devra également changer l'index. Ce qui entrainera un changement de contexte.</text:span></text:p>
        </text:list-item>
        <text:list-item>
          <text:p text:style-name="P45"><text:span text:style-name="T8"><draw:frame draw:style-name="fr3" draw:name="Objet22" text:anchor-type="as-char" svg:y="-0.7cm" svg:width="13.534cm" svg:height="1.189cm" draw:z-index="21"><draw:object xlink:href="./Object 22" xlink:type="simple" xlink:show="embed" xlink:actuate="onLoad"/><draw:image xlink:href="./ObjectReplacements/Object 22" xlink:type="simple" xlink:show="embed" xlink:actuate="onLoad"/></draw:frame></text:span><text:span text:style-name="T8"> ,</text:span></text:p>
          <text:p text:style-name="P46"><text:span text:style-name="T8">dans ce cas-ci, nous avons besoin de deux registres ainsi ,que de leurs informations, et d'un contexte. </text:span><text:span text:style-name="T18">On met la valeur du premier registre dans le deuxième. </text:span><text:span text:style-name="T19">On modifie le contexte en ajoutant ce nouveau registre à la mémoire et en changeant l'index.</text:span></text:p>
        </text:list-item>
      </text:list>
      <text:p text:style-name="P22"><text:soft-page-break/></text:p>
      <text:list xml:id="list133123289280223" text:continue-numbering="true" text:style-name="L4">
        <text:list-item>
          <text:p text:style-name="P46"><text:span text:style-name="T19"><draw:frame draw:style-name="fr3" draw:name="Objet23" text:anchor-type="as-char" svg:y="-0.681cm" svg:width="12.823cm" svg:height="1.169cm" draw:z-index="22"><draw:object xlink:href="./Object 23" xlink:type="simple" xlink:show="embed" xlink:actuate="onLoad"/><draw:image xlink:href="./ObjectReplacements/Object 23" xlink:type="simple" xlink:show="embed" xlink:actuate="onLoad"/></draw:frame></text:span><text:span text:style-name="T19"> ,</text:span></text:p>
          <text:p text:style-name="P47"><text:span text:style-name="T19">o</text:span><text:span text:style-name="T8">n prend un nom et une valeur. On doit vérifier qu'il n'existe aucun registre avec un nom pareil dans le même degré. Si c'est le cas, alors on ajoute le registre dans la mémoire, tout en augmentant l'index.</text:span></text:p>
        </text:list-item>
        <text:list-item>
          <text:p text:style-name="P47"><text:span text:style-name="T8"><draw:frame draw:style-name="fr3" draw:name="Objet24" text:anchor-type="as-char" svg:y="-0.681cm" svg:width="11.737cm" svg:height="1.171cm" draw:z-index="23"><draw:object xlink:href="./Object 24" xlink:type="simple" xlink:show="embed" xlink:actuate="onLoad"/><draw:image xlink:href="./ObjectReplacements/Object 24" xlink:type="simple" xlink:show="embed" xlink:actuate="onLoad"/><svg:desc>formule</svg:desc></draw:frame></text:span><text:span text:style-name="T8"> ,</text:span></text:p>
          <text:p text:style-name="P48"><text:span text:style-name="T8">même principe que ci-dessus, sauf qu'au lieu d'une valeur </text:span><text:span text:style-name="T2">v</text:span><text:span text:style-name="T8">, on met une valeur par défaut, ici 0.</text:span></text:p>
        </text:list-item>
        <text:list-item>
          <text:p text:style-name="P48"><text:span text:style-name="T8"><draw:frame draw:style-name="fr3" draw:name="Objet25" text:anchor-type="as-char" svg:y="-0.7cm" svg:width="13.273cm" svg:height="1.161cm" draw:z-index="24"><draw:object xlink:href="./Object 25" xlink:type="simple" xlink:show="embed" xlink:actuate="onLoad"/><draw:image xlink:href="./ObjectReplacements/Object 25" xlink:type="simple" xlink:show="embed" xlink:actuate="onLoad"/></draw:frame></text:span><text:span text:style-name="T8"> , </text:span></text:p>
          <text:p text:style-name="P49"><text:span text:style-name="T8">on prend trois registres ainsi que leurs informations et on dispose d'un contexte. Il faut vérifier que la valeur du premier registre et du deuxième soient égales. </text:span><text:span text:style-name="T20">On change ensuite le contexte en mettant la valeur du registre 3 comme index, et on change le degré. Car le saut peut nous amener dans un autre bloc. Le degré peut changer.<text:line-break/>Nous allons également faire les autres variantes du </text:span><text:span text:style-name="T3">jump</text:span><text:span text:style-name="T20">. C'est-à-dire avec un entier, et les cas où ce n'est pas égale.</text:span></text:p>
        </text:list-item>
        <text:list-item>
          <text:p text:style-name="P49"><text:span text:style-name="T20"><draw:frame draw:style-name="fr3" draw:name="Objet26" text:anchor-type="as-char" svg:y="-0.704cm" svg:width="14.074cm" svg:height="1.162cm" draw:z-index="25"><draw:object xlink:href="./Object 26" xlink:type="simple" xlink:show="embed" xlink:actuate="onLoad"/><draw:image xlink:href="./ObjectReplacements/Object 26" xlink:type="simple" xlink:show="embed" xlink:actuate="onLoad"/><svg:desc>formule</svg:desc></draw:frame></text:span><text:span text:style-name="T20"> ,</text:span></text:p>
          <text:p text:style-name="P50"><text:span text:style-name="T20">i</text:span><text:span text:style-name="T8">l s'agit du cas, où, on utilise une valeur. Cela reste la même chose, sauf qu'on ne doit pas rechercher la valeur d'un registre.</text:span></text:p>
        </text:list-item>
        <text:list-item>
          <text:p text:style-name="P49"><text:span text:style-name="T20"><draw:frame draw:style-name="fr3" draw:name="Objet27" text:anchor-type="as-char" svg:y="-0.7cm" svg:width="13.273cm" svg:height="1.191cm" draw:z-index="26"><draw:object xlink:href="./Object 27" xlink:type="simple" xlink:show="embed" xlink:actuate="onLoad"/><draw:image xlink:href="./ObjectReplacements/Object 27" xlink:type="simple" xlink:show="embed" xlink:actuate="onLoad"/><svg:desc>formule</svg:desc></draw:frame></text:span><text:span text:style-name="T20"> ,</text:span></text:p>
          <text:p text:style-name="P50"><text:span text:style-name="T20">s</text:span><text:span text:style-name="T8">i <text:s/>l'égalité n'est pas vérifiée, alors, on doit juste passer à la ligne suivante. Donc on garde le même degré et on augmente l'index d'un.</text:span></text:p>
        </text:list-item>
        <text:list-item>
          <text:p text:style-name="P50"><text:span text:style-name="T8"><draw:frame draw:style-name="fr3" draw:name="Objet28" text:anchor-type="as-char" svg:y="-0.704cm" svg:width="14.074cm" svg:height="1.192cm" draw:z-index="27"><draw:object xlink:href="./Object 28" xlink:type="simple" xlink:show="embed" xlink:actuate="onLoad"/><draw:image xlink:href="./ObjectReplacements/Object 28" xlink:type="simple" xlink:show="embed" xlink:actuate="onLoad"/><svg:desc>formule</svg:desc></draw:frame></text:span><text:span text:style-name="T8"> ,</text:span></text:p>
          <text:p text:style-name="P51">même chose que ci-dessus, sauf qu'on a une valeur à la place d'un registre.</text:p>
        </text:list-item>
        <text:list-item>
          <text:p text:style-name="P58"><text:span text:style-name="T8"><draw:frame draw:style-name="fr4" draw:name="Objet30" text:anchor-type="as-char" svg:y="-0.7cm" svg:width="8.567cm" svg:height="1.189cm" draw:z-index="29"><draw:object xlink:href="./Object 30" xlink:type="simple" xlink:show="embed" xlink:actuate="onLoad"/><draw:image xlink:href="./ObjectReplacements/Object 30" xlink:type="simple" xlink:show="embed" xlink:actuate="onLoad"/></draw:frame></text:span><text:span text:style-name="T8"> , </text:span></text:p>
          <text:p text:style-name="P59"><text:span text:style-name="T8">pour le </text:span><text:span text:style-name="T2">endbloc</text:span><text:span text:style-name="T8">, on prend un contexte dont la mémoire contient tout les registres et plus particulièrement ceux du degré du contexte actuel. </text:span><text:span text:style-name="T21">L'instruction </text:span><text:span text:style-name="T4">endbloc</text:span><text:span text:style-name="T21"> consiste </text:span><text:soft-page-break/><text:span text:style-name="T21">à retirer les éléments du degré actuel, à augmenter l'index et à diminuer d'une unité le degré.</text:span></text:p>
        </text:list-item>
        <text:list-item>
          <text:p text:style-name="P59"><text:span text:style-name="T21"><draw:frame draw:style-name="fr4" draw:name="Objet31" text:anchor-type="as-char" svg:y="-0.667cm" svg:width="8.834cm" svg:height="1.155cm" draw:z-index="30"><draw:object xlink:href="./Object 31" xlink:type="simple" xlink:show="embed" xlink:actuate="onLoad"/><draw:image xlink:href="./ObjectReplacements/Object 31" xlink:type="simple" xlink:show="embed" xlink:actuate="onLoad"/></draw:frame></text:span><text:span text:style-name="T21"> ,</text:span></text:p>
          <text:p text:style-name="P60"><text:span text:style-name="T21">o</text:span><text:span text:style-name="T8">n prend un contexte en entrée, et on retourne un nouveau contexte, </text:span><text:span text:style-name="T22">avec un index augmenté d'un et un degré plus grand d'une unité.</text:span></text:p>
        </text:list-item>
        <text:list-item>
          <text:p text:style-name="P52"><draw:frame draw:style-name="fr4" draw:name="Objet32" text:anchor-type="as-char" svg:y="-0.691cm" svg:width="13.557cm" svg:height="1.173cm" draw:z-index="31"><draw:object xlink:href="./Object 32" xlink:type="simple" xlink:show="embed" xlink:actuate="onLoad"/><draw:image xlink:href="./ObjectReplacements/Object 32" xlink:type="simple" xlink:show="embed" xlink:actuate="onLoad"/></draw:frame> ,</text:p>
          <text:p text:style-name="P53">nous avons besoin de trois registres ainsi que de leurs informations et d'un contexte. Grâce à cela, on peut additionner les valeurs des deux premiers registres et assigner ce résultat comme valeur du troisième. Tout en modifiant la mémoire et l'index.</text:p>
        </text:list-item>
        <text:list-item>
          <text:p text:style-name="P53"><draw:frame draw:style-name="fr4" draw:name="Objet33" text:anchor-type="as-char" svg:y="-0.693cm" svg:width="13.58cm" svg:height="1.175cm" draw:z-index="32"><draw:object xlink:href="./Object 33" xlink:type="simple" xlink:show="embed" xlink:actuate="onLoad"/><draw:image xlink:href="./ObjectReplacements/Object 33" xlink:type="simple" xlink:show="embed" xlink:actuate="onLoad"/><svg:desc>formule</svg:desc></draw:frame>,</text:p>
          <text:p text:style-name="P54">exactement le même principe que pour <text:span text:style-name="T2">add</text:span> sauf qu'on soustrait au lieu d'addition<text:span text:style-name="T32">ner.</text:span></text:p>
        </text:list-item>
        <text:list-item>
          <text:p text:style-name="P54"><draw:frame draw:style-name="fr4" draw:name="Objet34" text:anchor-type="as-char" svg:y="-0.691cm" svg:width="13.869cm" svg:height="1.173cm" draw:z-index="33"><draw:object xlink:href="./Object 34" xlink:type="simple" xlink:show="embed" xlink:actuate="onLoad"/><draw:image xlink:href="./ObjectReplacements/Object 34" xlink:type="simple" xlink:show="embed" xlink:actuate="onLoad"/></draw:frame>,</text:p>
        </text:list-item>
        <text:list-item>
          <text:p text:style-name="P54"><draw:frame draw:style-name="fr4" draw:name="Objet35" text:anchor-type="as-char" svg:y="-0.693cm" svg:width="13.832cm" svg:height="1.175cm" draw:z-index="34"><draw:object xlink:href="./Object 35" xlink:type="simple" xlink:show="embed" xlink:actuate="onLoad"/><draw:image xlink:href="./ObjectReplacements/Object 35" xlink:type="simple" xlink:show="embed" xlink:actuate="onLoad"/><svg:desc>formule</svg:desc></draw:frame>,</text:p>
          <text:p text:style-name="P55">nous avons les deux règles correspondant aux deux cas du <text:span text:style-name="T2">if</text:span>, si les valeurs des registres sont égales , on saute à l'index de <text:span text:style-name="T2">then</text:span>, si non on va à l'index du <text:span text:style-name="T2">else.</text:span></text:p>
          <text:p text:style-name="P55">La fonction <text:s/><text:span text:style-name="T5"><draw:frame draw:style-name="fr3" draw:name="Objet36" text:anchor-type="as-char" svg:y="-0.388cm" svg:width="2.12cm" svg:height="0.52cm" draw:z-index="35"><draw:object xlink:href="./Object 36" xlink:type="simple" xlink:show="embed" xlink:actuate="onLoad"/><draw:image xlink:href="./ObjectReplacements/Object 36" xlink:type="simple" xlink:show="embed" xlink:actuate="onLoad"/></draw:frame></text:span><text:span text:style-name="T5"> , </text:span><text:span text:style-name="T33">fait correspondre à une instruction, son index dans le programme.</text:span></text:p>
        </text:list-item>
        <text:list-item>
          <text:p text:style-name="P55"><draw:frame draw:style-name="fr4" draw:name="Objet37" text:anchor-type="as-char" svg:y="-0.669cm" svg:width="7.147cm" svg:height="1.159cm" draw:z-index="36"><draw:object xlink:href="./Object 37" xlink:type="simple" xlink:show="embed" xlink:actuate="onLoad"/><draw:image xlink:href="./ObjectReplacements/Object 37" xlink:type="simple" xlink:show="embed" xlink:actuate="onLoad"/><svg:desc>formule</svg:desc></draw:frame>,</text:p>
        </text:list-item>
        <text:list-item>
          <text:p text:style-name="P55"><draw:frame draw:style-name="fr4" draw:name="Objet38" text:anchor-type="as-char" svg:y="-0.669cm" svg:width="7.093cm" svg:height="1.159cm" draw:z-index="37"><draw:object xlink:href="./Object 38" xlink:type="simple" xlink:show="embed" xlink:actuate="onLoad"/><draw:image xlink:href="./ObjectReplacements/Object 38" xlink:type="simple" xlink:show="embed" xlink:actuate="onLoad"/><svg:desc>formule</svg:desc></draw:frame>,</text:p>
          <text:p text:style-name="P56">les instructions <text:span text:style-name="T2">then</text:span> et <text:span text:style-name="T2">else</text:span> ne modifient que l'index et n'ont donc pas d'incidence autre que sur le contexte.</text:p>
        </text:list-item>
        <text:list-item>
          <text:p text:style-name="P56"><draw:frame draw:style-name="fr4" draw:name="Objet39" text:anchor-type="as-char" svg:y="-0.7cm" svg:width="11.876cm" svg:height="1.191cm" draw:z-index="38"><draw:object xlink:href="./Object 39" xlink:type="simple" xlink:show="embed" xlink:actuate="onLoad"/><draw:image xlink:href="./ObjectReplacements/Object 39" xlink:type="simple" xlink:show="embed" xlink:actuate="onLoad"/><svg:desc>formule</svg:desc></draw:frame>,</text:p>
          <text:p text:style-name="P57">l'instruction <text:span text:style-name="T2">endif </text:span>marque la fin du bloc du <text:span text:style-name="T2">if</text:span>. On retrouve donc le même principe que pour le <text:span text:style-name="T2">endbloc</text:span> où , nous enlevons les registres du degré du bloc, on augmente l'index <text:soft-page-break/>et on diminue le degré.</text:p>
        </text:list-item>
      </text:list>
      <text:p text:style-name="P23"/>
      <text:p text:style-name="P23">Voici donc, les différentes sémantiques d'évaluation des instructions. <text:span text:style-name="T35">Il me reste néanmoins une chose à expliquer : la manière de choisir des registres. En effet, du au masquage des registres par des registres de plus bas niveau, il faut établir une relation de priorité.</text:span></text:p>
      <text:p text:style-name="P24">Ce qui nous donne cette règle :</text:p>
      <text:p text:style-name="P25"><draw:frame draw:style-name="fr4" draw:name="Objet40" text:anchor-type="as-char" svg:y="-0.691cm" svg:width="3.064cm" svg:height="1.365cm" draw:z-index="39"><draw:object xlink:href="./Object 40" xlink:type="simple" xlink:show="embed" xlink:actuate="onLoad"/><draw:image xlink:href="./ObjectReplacements/Object 40" xlink:type="simple" xlink:show="embed" xlink:actuate="onLoad"/></draw:frame> ,</text:p>
      <text:p text:style-name="P26">ce qui signifie qu'on prend toujours le registre qui porte un même nom, du plus haut degré. Quelque soit sa valeur.</text:p>
      <text:p text:style-name="P27">Il nous reste à traiter le cas de l'affectation automatique. C'est-à-dire si un registre n'existe pas et est utilisé, il est déclaré dans le bloc le plus à l'extérieur. On le définit comme :</text:p>
      <text:p text:style-name="P28"><draw:frame draw:style-name="fr4" draw:name="Objet41" text:anchor-type="as-char" svg:y="-0.7cm" svg:width="8.962cm" svg:height="1.159cm" draw:z-index="40"><draw:object xlink:href="./Object 41" xlink:type="simple" xlink:show="embed" xlink:actuate="onLoad"/><draw:image xlink:href="./ObjectReplacements/Object 41" xlink:type="simple" xlink:show="embed" xlink:actuate="onLoad"/></draw:frame> ,</text:p>
      <text:p text:style-name="P29">qui pour un registre qui n'existe pas, et un certain registre, avec l'insérer dans la mémoire , avec une valeur par défaut et le degré un (le plus à l'extérieur). Ce qui aura pour effet de changer le contexte.</text:p>
      <text:p text:style-name="P30">Ces deux règles s'appliquent à l'intérieur des autres règles de sémantique d'évaluation et nous permettent de choisir le registre adéquat selon l'énoncé.</text:p>
      <text:p text:style-name="P23"/>
      <text:h text:style-name="Heading_20_2" text:outline-level="2"><text:bookmark-start text:name="__RefHeading__589_1532093323"/>Exercice 2<text:bookmark-end text:name="__RefHeading__589_1532093323"/></text:h>
      <text:p text:style-name="Text_20_body"><text:tab/><text:span text:style-name="T34">J'ai entièrement commenté mon code. Dans ces commentaires se trouvent également mes choix d'implémentation ainsi que le sens des fonctions. Ces commentaires sont suffisants pour comprendre le cod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1829" officeooo:paragraph-rsid="0017182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4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omain Mencattini<text:tab/><text:tab/><text:date style:data-style-name="N37" text:date-value="2015-05-25T13:31:23.058318472">25.05.15</text:date></text:p>
      </style:header>
      <style:footer>
        <text:p text:style-name="MP2"><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30:37.401121872</meta:creation-date>
    <dc:date>2015-05-25T13:31:22.891254909</dc:date>
    <meta:editing-duration>PT3H7M42S</meta:editing-duration>
    <meta:editing-cycles>105</meta:editing-cycles>
    <meta:generator>LibreOffice/4.3.7.2$Linux_X86_64 LibreOffice_project/430$Build-2</meta:generator>
    <meta:document-statistic meta:table-count="0" meta:image-count="0" meta:object-count="41" meta:page-count="8" meta:paragraph-count="94" meta:word-count="1504" meta:character-count="8613" meta:non-whitespace-character-count="7208"/>
  </office:meta>
</office:document-meta>
</file>

<file path=Object 1/content.xml><?xml version="1.0" encoding="utf-8"?>
<math xmlns="http://www.w3.org/1998/Math/MathML" display="block">
  <semantics>
    <mtable>
      <mtr>
        <mtd columnalign="left">
          <mrow>
            <mi>I</mi>
            <mo stretchy="false">∈</mo>
            <mtext>{ declare(_), delcare(_,_), copy(_,_),jump(_,_,_), incr(_), beginbloc, </mtext>
          </mrow>
        </mtd>
      </mtr>
      <mtr>
        <mtd columnalign="right">
          <mrow>
            <mrow>
              <mtext>endbloc,add(_,_,_),sub(_,_,_), if(_,</mtext>
              <mo stretchy="false">=</mo>
              <mtext>,_),then,else, endif}</mtext>
            </mrow>
            <mspace width="20em"/>
          </mrow>
        </mtd>
      </mtr>
    </mtable>
    <annotation encoding="StarMath 5.0">alignl{I} in "{ declare(_), delcare(_,_), copy(_,_),jump(_,_,_), incr(_), beginbloc, "newline alignr{"endbloc,add(_,_,_),sub(_,_,_), if(_,"=",_),then,else, endif}"~~~~~~~~~~}</annotation>
  </semantics>
</math>
</file>

<file path=Object 10/content.xml><?xml version="1.0" encoding="utf-8"?>
<math xmlns="http://www.w3.org/1998/Math/MathML" display="block">
  <semantics>
    <mrow>
      <mi mathvariant="italic">Ctx</mi>
      <mi mathvariant="normal">@</mi>
      <mi mathvariant="italic">Ctx</mi>
      <mi>'</mi>
    </mrow>
    <annotation encoding="StarMath 5.0">Ctx %tendto Ctx'</annotation>
  </semantics>
</math>
</file>

<file path=Object 11/content.xml><?xml version="1.0" encoding="utf-8"?>
<math xmlns="http://www.w3.org/1998/Math/MathML" display="block">
  <semantics>
    <mrow>
      <msub>
        <mi>r</mi>
        <mi>i</mi>
      </msub>
      <mi>x</mi>
      <msub>
        <mi>r</mi>
        <mi>j</mi>
      </msub>
      <mi>x</mi>
      <msub>
        <mi>r</mi>
        <mi>k</mi>
      </msub>
      <mi>x</mi>
      <mi mathvariant="italic">Ctx</mi>
      <mi mathvariant="normal">@</mi>
      <mi mathvariant="italic">Ctx</mi>
      <mi>'</mi>
    </mrow>
    <annotation encoding="StarMath 5.0">r_i x r_j x r_k x Ctx %tendto Ctx'</annotation>
  </semantics>
</math>
</file>

<file path=Object 12/content.xml><?xml version="1.0" encoding="utf-8"?>
<math xmlns="http://www.w3.org/1998/Math/MathML" display="block">
  <semantics>
    <mrow>
      <msub>
        <mi>r</mi>
        <mi>i</mi>
      </msub>
      <mi>x</mi>
      <msub>
        <mi>r</mi>
        <mi>j</mi>
      </msub>
      <mi>x</mi>
      <msub>
        <mi>r</mi>
        <mi>k</mi>
      </msub>
      <mi>x</mi>
      <mi mathvariant="italic">Ctx</mi>
      <mi mathvariant="normal">@</mi>
      <mi mathvariant="italic">Ctx</mi>
      <mi>'</mi>
    </mrow>
    <annotation encoding="StarMath 5.0">r_i x r_j x r_k x Ctx %tendto Ctx'</annotation>
  </semantics>
</math>
</file>

<file path=Object 13/content.xml><?xml version="1.0" encoding="utf-8"?>
<math xmlns="http://www.w3.org/1998/Math/MathML" display="block">
  <semantics>
    <mrow>
      <msub>
        <mi>r</mi>
        <mi>i</mi>
      </msub>
      <mi>x</mi>
      <msub>
        <mi>r</mi>
        <mi>j</mi>
      </msub>
      <mi>x</mi>
      <mi mathvariant="italic">Ctx</mi>
      <mi mathvariant="normal">@</mi>
      <mi mathvariant="italic">Ctx</mi>
      <mi>'</mi>
    </mrow>
    <annotation encoding="StarMath 5.0">r_i x r_j x Ctx %tendto Ctx'</annotation>
  </semantics>
</math>
</file>

<file path=Object 14/content.xml><?xml version="1.0" encoding="utf-8"?>
<math xmlns="http://www.w3.org/1998/Math/MathML" display="block">
  <semantics>
    <mrow>
      <mi mathvariant="italic">Ctx</mi>
      <mi mathvariant="normal">@</mi>
      <mi mathvariant="italic">Ctx</mi>
      <mi>'</mi>
    </mrow>
    <annotation encoding="StarMath 5.0">Ctx %tendto Ctx'</annotation>
  </semantics>
</math>
</file>

<file path=Object 15/content.xml><?xml version="1.0" encoding="utf-8"?>
<math xmlns="http://www.w3.org/1998/Math/MathML" display="block">
  <semantics>
    <mrow>
      <mi mathvariant="italic">Ctx</mi>
      <mi mathvariant="normal">@</mi>
      <mi mathvariant="italic">Ctx</mi>
      <mi>'</mi>
    </mrow>
    <annotation encoding="StarMath 5.0">Ctx %tendto Ctx'</annotation>
  </semantics>
</math>
</file>

<file path=Object 16/content.xml><?xml version="1.0" encoding="utf-8"?>
<math xmlns="http://www.w3.org/1998/Math/MathML" display="block">
  <semantics>
    <mrow>
      <mtext>jump : </mtext>
      <mi>R</mi>
      <mi>x</mi>
      <mi>R</mi>
      <mi>x</mi>
      <mi>N</mi>
      <mi>x</mi>
      <mi mathvariant="italic">Ctx</mi>
      <mi mathvariant="normal">@</mi>
      <mi mathvariant="italic">Ctx</mi>
      <mi>'</mi>
    </mrow>
    <annotation encoding="StarMath 5.0">"jump : "R x R x N x Ctx %tendto Ctx'</annotation>
  </semantics>
</math>
</file>

<file path=Object 17/content.xml><?xml version="1.0" encoding="utf-8"?>
<math xmlns="http://www.w3.org/1998/Math/MathML" display="block">
  <semantics>
    <mrow>
      <mtext>incr : </mtext>
      <mi mathvariant="italic">registre</mi>
      <mi>x</mi>
      <mi mathvariant="italic">Ctx</mi>
      <mi mathvariant="normal">@</mi>
      <mi mathvariant="italic">Ctx</mi>
      <mi>'</mi>
    </mrow>
    <annotation encoding="StarMath 5.0"> "incr : " registre x Ctx %tendto Ctx'</annotation>
  </semantics>
</math>
</file>

<file path=Object 18/content.xml><?xml version="1.0" encoding="utf-8"?>
<math xmlns="http://www.w3.org/1998/Math/MathML" display="block">
  <semantics>
    <mrow>
      <mtext>declare :</mtext>
      <mi mathvariant="italic">String</mi>
      <mi>x</mi>
      <mi mathvariant="normal">ℕ</mi>
      <mi>x</mi>
      <mi mathvariant="italic">Ctx</mi>
      <mi mathvariant="normal">@</mi>
      <mi mathvariant="italic">Ctx</mi>
      <mi>'</mi>
    </mrow>
    <annotation encoding="StarMath 5.0">"declare :" String x setN x Ctx %tendto Ctx'</annotation>
  </semantics>
</math>
</file>

<file path=Object 19/content.xml><?xml version="1.0" encoding="utf-8"?>
<math xmlns="http://www.w3.org/1998/Math/MathML" display="block">
  <semantics>
    <mrow>
      <mtext>declare : </mtext>
      <mi mathvariant="italic">Nom</mi>
      <mi>x</mi>
      <mi mathvariant="italic">Ctx</mi>
      <mi mathvariant="normal">@</mi>
      <mi mathvariant="italic">Ctx</mi>
      <mi>'</mi>
    </mrow>
    <annotation encoding="StarMath 5.0">"declare : "Nom x Ctx %tendto Ctx'</annotation>
  </semantics>
</math>
</file>

<file path=Object 2/content.xml><?xml version="1.0" encoding="utf-8"?>
<math xmlns="http://www.w3.org/1998/Math/MathML" display="block">
  <semantics>
    <mrow>
      <mrow>
        <mtext>Programme </mtext>
        <mo stretchy="false">∈</mo>
        <mi>I</mi>
      </mrow>
      <mtext>*</mtext>
    </mrow>
    <annotation encoding="StarMath 5.0">"Programme "in I"*"</annotation>
  </semantics>
</math>
</file>

<file path=Object 20/content.xml><?xml version="1.0" encoding="utf-8"?>
<math xmlns="http://www.w3.org/1998/Math/MathML" display="block">
  <semantics>
    <mrow>
      <mtext>copy : </mtext>
      <mi>R</mi>
      <mi>x</mi>
      <mi>R</mi>
      <mi>x</mi>
      <mi mathvariant="italic">Ctx</mi>
      <mi mathvariant="normal">@</mi>
      <mi mathvariant="italic">Ctx</mi>
      <mi>'</mi>
    </mrow>
    <annotation encoding="StarMath 5.0">"copy : "R x R x Ctx %tendto Ctx'</annotation>
  </semantics>
</math>
</file>

<file path=Object 21/content.xml><?xml version="1.0" encoding="utf-8"?>
<math xmlns="http://www.w3.org/1998/Math/MathML" display="block">
  <semantics>
    <mfrac>
      <mrow>
        <mrow>
          <mi>r</mi>
          <mo stretchy="false">∈</mo>
          <mi>R</mi>
        </mrow>
        <mi>,</mi>
        <mrow>
          <mi mathvariant="italic">Ctx</mi>
          <mo stretchy="false">=</mo>
          <mrow>
            <mo fence="true" stretchy="false">(</mo>
            <mrow>
              <mrow>
                <mrow>
                  <mi mathvariant="italic">mem</mi>
                  <mo stretchy="false">∪</mo>
                  <mrow>
                    <mo fence="true" stretchy="false">{</mo>
                    <mrow>
                      <mi>r</mi>
                    </mrow>
                    <mo fence="true" stretchy="false">}</mo>
                  </mrow>
                </mrow>
                <mi>,</mi>
                <mi mathvariant="italic">prog</mi>
                <mi>,</mi>
                <mi mathvariant="italic">index</mi>
                <mi>,</mi>
                <mi mathvariant="italic">deg</mi>
              </mrow>
            </mrow>
            <mo fence="true" stretchy="false">)</mo>
          </mrow>
        </mrow>
        <mi>,</mi>
        <mrow>
          <mi>r</mi>
          <mo stretchy="false">=</mo>
          <mrow>
            <mo fence="true" stretchy="false">(</mo>
            <mrow>
              <mrow>
                <msub>
                  <mi>n</mi>
                  <mn>1</mn>
                </msub>
                <mi>,</mi>
                <msub>
                  <mi>v</mi>
                  <mn>1</mn>
                </msub>
                <mi>,</mi>
                <msub>
                  <mi>d</mi>
                  <mn>1</mn>
                </msub>
              </mrow>
            </mrow>
            <mo fence="true" stretchy="false">)</mo>
          </mrow>
        </mrow>
      </mrow>
      <mrow>
        <mi mathvariant="italic">incr</mi>
        <mrow>
          <mo fence="true" stretchy="false">(</mo>
          <mrow>
            <mi>r</mi>
          </mrow>
          <mo fence="true" stretchy="false">)</mo>
        </mrow>
        <mo stretchy="false">⇒</mo>
        <mi>r</mi>
        <mrow>
          <mi>'</mi>
          <mo stretchy="false">=</mo>
          <mrow>
            <mo fence="true" stretchy="false">(</mo>
            <mrow>
              <mrow>
                <msub>
                  <mi>n</mi>
                  <mn>1</mn>
                </msub>
                <mi>,</mi>
                <mrow>
                  <msub>
                    <mi>v</mi>
                    <mn>1</mn>
                  </msub>
                  <msub>
                    <mo stretchy="false">+</mo>
                    <mi mathvariant="normal">ℕ</mi>
                  </msub>
                  <mn>1,</mn>
                </mrow>
                <msub>
                  <mi>d</mi>
                  <mn>1</mn>
                </msub>
              </mrow>
            </mrow>
            <mo fence="true" stretchy="false">)</mo>
          </mrow>
        </mrow>
        <mi>,</mi>
        <mi mathvariant="italic">Ctx</mi>
        <mrow>
          <mi>'</mi>
          <mo stretchy="false">=</mo>
          <mrow>
            <mo fence="true" stretchy="false">(</mo>
            <mrow>
              <mrow>
                <mrow>
                  <mi mathvariant="italic">mem</mi>
                  <mo stretchy="false">∪</mo>
                  <mrow>
                    <mo fence="true" stretchy="false">{</mo>
                    <mrow>
                      <mrow>
                        <mi>r</mi>
                        <mi>'</mi>
                      </mrow>
                    </mrow>
                    <mo fence="true" stretchy="false">}</mo>
                  </mrow>
                </mrow>
                <mi>,</mi>
                <mi mathvariant="italic">prog</mi>
                <mi>,</mi>
                <mrow>
                  <mi mathvariant="italic">index</mi>
                  <msub>
                    <mo stretchy="false">+</mo>
                    <mi mathvariant="normal">ℕ</mi>
                  </msub>
                  <mn>1,</mn>
                </mrow>
                <mi mathvariant="italic">deg</mi>
              </mrow>
            </mrow>
            <mo fence="true" stretchy="false">)</mo>
          </mrow>
        </mrow>
      </mrow>
    </mfrac>
    <annotation encoding="StarMath 5.0">{ r in R, Ctx = (mem union lbrace{r}rbrace, prog, index,deg), r = (n_1 , v_1 , d_1) } over { incr(r) drarrow  r' = (n_1 , v_1 +_setN 1,d_1 ),Ctx' = (mem union lbrace{r' }rbrace,prog, index+_setN 1,deg )}</annotation>
  </semantics>
</math>
</file>

<file path=Object 22/content.xml><?xml version="1.0" encoding="utf-8"?>
<math xmlns="http://www.w3.org/1998/Math/MathML" display="block">
  <semantics>
    <mfrac>
      <mrow>
        <msub>
          <mi>r</mi>
          <mn>1</mn>
        </msub>
        <mi>,</mi>
        <mrow>
          <msub>
            <mi>r</mi>
            <mn>2</mn>
          </msub>
          <mo stretchy="false">∈</mo>
          <mi>R</mi>
        </mrow>
        <mi>,</mi>
        <mrow>
          <mi mathvariant="italic">Ctx</mi>
          <mo stretchy="false">=</mo>
          <mrow>
            <mo fence="true" stretchy="false">(</mo>
            <mrow>
              <mrow>
                <mrow>
                  <mi mathvariant="italic">mem</mi>
                  <mo stretchy="false">∪</mo>
                  <mrow>
                    <mo fence="true" stretchy="false">{</mo>
                    <mrow>
                      <mrow>
                        <msub>
                          <mi>r</mi>
                          <mn>1</mn>
                        </msub>
                        <mi>,</mi>
                        <msub>
                          <mi>r</mi>
                          <mn>2</mn>
                        </msub>
                      </mrow>
                    </mrow>
                    <mo fence="true" stretchy="false">}</mo>
                  </mrow>
                </mrow>
                <mi>,</mi>
                <mi mathvariant="italic">prog</mi>
                <mi>,</mi>
                <mi mathvariant="italic">index</mi>
                <mi>,</mi>
                <mi mathvariant="italic">deg</mi>
              </mrow>
            </mrow>
            <mo fence="true" stretchy="false">)</mo>
          </mrow>
        </mrow>
        <mi>,</mi>
        <mrow>
          <msub>
            <mi>r</mi>
            <mn>1</mn>
          </msub>
          <mo stretchy="false">=</mo>
          <mrow>
            <mo fence="true" stretchy="false">(</mo>
            <mrow>
              <mrow>
                <msub>
                  <mi>n</mi>
                  <mn>1</mn>
                </msub>
                <mi>,</mi>
                <msub>
                  <mi>v</mi>
                  <mn>1</mn>
                </msub>
                <mi>,</mi>
                <msub>
                  <mi>d</mi>
                  <mn>1</mn>
                </msub>
              </mrow>
            </mrow>
            <mo fence="true" stretchy="false">)</mo>
          </mrow>
        </mrow>
        <mi>,</mi>
        <mrow>
          <msub>
            <mi>r</mi>
            <mn>2</mn>
          </msub>
          <mo stretchy="false">=</mo>
          <mrow>
            <mo fence="true" stretchy="false">(</mo>
            <mrow>
              <mrow>
                <msub>
                  <mi>n</mi>
                  <mn>2</mn>
                </msub>
                <mi>,</mi>
                <msub>
                  <mi>v</mi>
                  <mn>2</mn>
                </msub>
                <mi>,</mi>
                <msub>
                  <mi>d</mi>
                  <mn>2</mn>
                </msub>
              </mrow>
            </mrow>
            <mo fence="true" stretchy="false">)</mo>
          </mrow>
        </mrow>
      </mrow>
      <mrow>
        <mi mathvariant="italic">copy</mi>
        <mrow>
          <mo fence="true" stretchy="false">(</mo>
          <mrow>
            <mrow>
              <msub>
                <mi>r</mi>
                <mn>1</mn>
              </msub>
              <mi>,</mi>
              <msub>
                <mi>r</mi>
                <mn>2</mn>
              </msub>
            </mrow>
          </mrow>
          <mo fence="true" stretchy="false">)</mo>
        </mrow>
        <mo stretchy="false">⇒</mo>
        <msub>
          <mi>r</mi>
          <mn>2</mn>
        </msub>
        <mrow>
          <mi>'</mi>
          <mo stretchy="false">=</mo>
          <mrow>
            <mo fence="true" stretchy="false">(</mo>
            <mrow>
              <mrow>
                <msub>
                  <mi>n</mi>
                  <mn>2</mn>
                </msub>
                <mi>,</mi>
                <msub>
                  <mi>v</mi>
                  <mn>1</mn>
                </msub>
                <mi>,</mi>
                <msub>
                  <mi>d</mi>
                  <mn>2</mn>
                </msub>
              </mrow>
            </mrow>
            <mo fence="true" stretchy="false">)</mo>
          </mrow>
        </mrow>
        <mi>,</mi>
        <mi mathvariant="italic">Ctx</mi>
        <mrow>
          <mi>'</mi>
          <mo stretchy="false">=</mo>
          <mrow>
            <mo fence="true" stretchy="false">(</mo>
            <mrow>
              <mrow>
                <mrow>
                  <mi mathvariant="italic">mem</mi>
                  <mo stretchy="false">∪</mo>
                  <mrow>
                    <mo fence="true" stretchy="false">{</mo>
                    <mrow>
                      <mrow>
                        <msub>
                          <mi>r</mi>
                          <mn>1</mn>
                        </msub>
                        <mi>,</mi>
                        <msub>
                          <mi>r</mi>
                          <mn>2</mn>
                        </msub>
                        <mi>'</mi>
                      </mrow>
                    </mrow>
                    <mo fence="true" stretchy="false">}</mo>
                  </mrow>
                </mrow>
                <mi>,</mi>
                <mi mathvariant="italic">prog</mi>
                <mi>,</mi>
                <mrow>
                  <mi mathvariant="italic">index</mi>
                  <msub>
                    <mo stretchy="false">+</mo>
                    <mi mathvariant="normal">ℕ</mi>
                  </msub>
                  <mn>1,</mn>
                </mrow>
                <mi mathvariant="italic">deg</mi>
              </mrow>
            </mrow>
            <mo fence="true" stretchy="false">)</mo>
          </mrow>
        </mrow>
      </mrow>
    </mfrac>
    <annotation encoding="StarMath 5.0">{{r_1},{r_2} in R, Ctx = ( mem union {lbrace{r_1 , r_2}rbrace}, prog, index, deg ), r_1 = ( n_1 , v_1 , d_1 ), r_2 = ( n_2 , v_2 , d_2 )} over { copy(r_1 , r_2 ) drarrow r_2' = (n_2 , v_1 , d_2) , Ctx' = (mem union{lbrace{r_1 , r_2'} rbrace}, prog, index +_setN 1, deg )}</annotation>
  </semantics>
</math>
</file>

<file path=Object 23/content.xml><?xml version="1.0" encoding="utf-8"?>
<math xmlns="http://www.w3.org/1998/Math/MathML" display="block">
  <semantics>
    <mfrac>
      <mrow>
        <mrow>
          <mi>n</mi>
          <mo stretchy="false">∈</mo>
          <mi mathvariant="italic">String</mi>
        </mrow>
        <mi>,</mi>
        <mrow>
          <mi>v</mi>
          <mo stretchy="false">∈</mo>
          <mi mathvariant="normal">ℤ</mi>
        </mrow>
        <mi>,</mi>
        <mrow>
          <mi mathvariant="italic">Ctx</mi>
          <mo stretchy="false">=</mo>
          <mrow>
            <mo fence="true" stretchy="false">(</mo>
            <mrow>
              <mrow>
                <mi mathvariant="italic">mem</mi>
                <mi>,</mi>
                <mi mathvariant="italic">prog</mi>
                <mi>,</mi>
                <mi mathvariant="italic">index</mi>
                <mi>,</mi>
                <mi mathvariant="italic">deg</mi>
              </mrow>
            </mrow>
            <mo fence="true" stretchy="false">)</mo>
          </mrow>
        </mrow>
        <mi>,</mi>
        <mo stretchy="false">∄</mo>
        <mrow>
          <mrow>
            <mo fence="true" stretchy="false">(</mo>
            <mrow>
              <mrow>
                <mi>n</mi>
                <mi>,</mi>
                <mi>k</mi>
                <mi>,</mi>
                <mi mathvariant="italic">deg</mi>
              </mrow>
            </mrow>
            <mo fence="true" stretchy="false">)</mo>
          </mrow>
          <mo stretchy="false">∈</mo>
          <mi mathvariant="italic">mem</mi>
        </mrow>
        <mo stretchy="false">∀</mo>
        <mrow>
          <mi>k</mi>
          <mo stretchy="false">∈</mo>
          <mi mathvariant="normal">ℕ</mi>
        </mrow>
      </mrow>
      <mrow>
        <mi mathvariant="italic">declare</mi>
        <mrow>
          <mo fence="true" stretchy="false">(</mo>
          <mrow>
            <mrow>
              <mi>n</mi>
              <mi>,</mi>
              <mi>v</mi>
            </mrow>
          </mrow>
          <mo fence="true" stretchy="false">)</mo>
        </mrow>
        <mo stretchy="false">⇒</mo>
        <mi mathvariant="italic">Ctx</mi>
        <mrow>
          <mi>'</mi>
          <mo stretchy="false">=</mo>
          <mrow>
            <mo fence="true" stretchy="false">(</mo>
            <mrow>
              <mrow>
                <mrow>
                  <mi mathvariant="italic">mem</mi>
                  <mo stretchy="false">∪</mo>
                  <mrow>
                    <mo fence="true" stretchy="false">{</mo>
                    <mrow>
                      <mrow>
                        <mo fence="true" stretchy="false">(</mo>
                        <mrow>
                          <mrow>
                            <mi>n</mi>
                            <mi>,</mi>
                            <mi>v</mi>
                            <mi>,</mi>
                            <mi mathvariant="italic">deg</mi>
                          </mrow>
                        </mrow>
                        <mo fence="true" stretchy="false">)</mo>
                      </mrow>
                    </mrow>
                    <mo fence="true" stretchy="false">}</mo>
                  </mrow>
                </mrow>
                <mi>,</mi>
                <mi mathvariant="italic">prog</mi>
                <mi>,</mi>
                <mrow>
                  <mi mathvariant="italic">index</mi>
                  <msub>
                    <mo stretchy="false">+</mo>
                    <mi mathvariant="normal">ℕ</mi>
                  </msub>
                  <mn>1,</mn>
                </mrow>
                <mi mathvariant="italic">deg</mi>
              </mrow>
            </mrow>
            <mo fence="true" stretchy="false">)</mo>
          </mrow>
        </mrow>
      </mrow>
    </mfrac>
    <annotation encoding="StarMath 5.0">{n in String, v in setZ, Ctx = ( mem, prog, index, deg ), notexists ( n,k,deg ) in mem forall k in setN} over { declare(n,v) drarrow Ctx' = (mem union {lbrace{(n,v,deg)}rbrace},prog,index +_setN 1,deg) }</annotation>
  </semantics>
</math>
</file>

<file path=Object 24/content.xml><?xml version="1.0" encoding="utf-8"?>
<math xmlns="http://www.w3.org/1998/Math/MathML" display="block">
  <semantics>
    <mfrac>
      <mrow>
        <mrow>
          <mi>n</mi>
          <mo stretchy="false">∈</mo>
          <mi mathvariant="italic">String</mi>
        </mrow>
        <mi>,</mi>
        <mrow>
          <mi mathvariant="italic">Ctx</mi>
          <mo stretchy="false">=</mo>
          <mrow>
            <mo fence="true" stretchy="false">(</mo>
            <mrow>
              <mrow>
                <mi mathvariant="italic">mem</mi>
                <mi>,</mi>
                <mi mathvariant="italic">prog</mi>
                <mi>,</mi>
                <mi mathvariant="italic">index</mi>
                <mi>,</mi>
                <mi mathvariant="italic">deg</mi>
              </mrow>
            </mrow>
            <mo fence="true" stretchy="false">)</mo>
          </mrow>
        </mrow>
        <mi>,</mi>
        <mo stretchy="false">∄</mo>
        <mrow>
          <mrow>
            <mo fence="true" stretchy="false">(</mo>
            <mrow>
              <mrow>
                <mi>n</mi>
                <mi>,</mi>
                <mi>k</mi>
                <mi>,</mi>
                <mi mathvariant="italic">deg</mi>
              </mrow>
            </mrow>
            <mo fence="true" stretchy="false">)</mo>
          </mrow>
          <mo stretchy="false">∈</mo>
          <mi mathvariant="italic">mem</mi>
        </mrow>
        <mo stretchy="false">∀</mo>
        <mrow>
          <mi>k</mi>
          <mo stretchy="false">∈</mo>
          <mi mathvariant="normal">ℕ</mi>
        </mrow>
      </mrow>
      <mrow>
        <mi mathvariant="italic">declare</mi>
        <mrow>
          <mo fence="true" stretchy="false">(</mo>
          <mrow>
            <mi>n</mi>
          </mrow>
          <mo fence="true" stretchy="false">)</mo>
        </mrow>
        <mo stretchy="false">⇒</mo>
        <mi mathvariant="italic">Ctx</mi>
        <mrow>
          <mi>'</mi>
          <mo stretchy="false">=</mo>
          <mrow>
            <mo fence="true" stretchy="false">(</mo>
            <mrow>
              <mrow>
                <mrow>
                  <mi mathvariant="italic">mem</mi>
                  <mo stretchy="false">∪</mo>
                  <mrow>
                    <mo fence="true" stretchy="false">{</mo>
                    <mrow>
                      <mrow>
                        <mo fence="true" stretchy="false">(</mo>
                        <mrow>
                          <mrow>
                            <mi>n</mi>
                            <mi>,</mi>
                            <mn>0,</mn>
                            <mi mathvariant="italic">deg</mi>
                          </mrow>
                        </mrow>
                        <mo fence="true" stretchy="false">)</mo>
                      </mrow>
                    </mrow>
                    <mo fence="true" stretchy="false">}</mo>
                  </mrow>
                </mrow>
                <mi>,</mi>
                <mi mathvariant="italic">prog</mi>
                <mi>,</mi>
                <mrow>
                  <mi mathvariant="italic">index</mi>
                  <msub>
                    <mo stretchy="false">+</mo>
                    <mi mathvariant="normal">ℕ</mi>
                  </msub>
                  <mn>1,</mn>
                </mrow>
                <mi mathvariant="italic">deg</mi>
              </mrow>
            </mrow>
            <mo fence="true" stretchy="false">)</mo>
          </mrow>
        </mrow>
      </mrow>
    </mfrac>
    <annotation encoding="StarMath 5.0">{n in String,  Ctx = ( mem, prog, index, deg ), notexists ( n,k,deg ) in mem forall k in setN} over { declare(n) drarrow Ctx' = (mem union {lbrace{(n,0,deg)}rbrace},prog,index +_setN 1,deg) }</annotation>
  </semantics>
</math>
</file>

<file path=Object 25/content.xml><?xml version="1.0" encoding="utf-8"?>
<math xmlns="http://www.w3.org/1998/Math/MathML" display="block">
  <semantics>
    <mfrac>
      <mrow>
        <msub>
          <mi>r</mi>
          <mn>1</mn>
        </msub>
        <mi>,</mi>
        <msub>
          <mi>r</mi>
          <mn>2</mn>
        </msub>
        <mi>,</mi>
        <mrow>
          <msub>
            <mi>r</mi>
            <mn>3</mn>
          </msub>
          <mo stretchy="false">∈</mo>
          <mi>R</mi>
        </mrow>
        <mi>,</mi>
        <mrow>
          <msub>
            <mi>r</mi>
            <mi>i</mi>
          </msub>
          <mo stretchy="false">=</mo>
          <mrow>
            <mo fence="true" stretchy="false">(</mo>
            <mrow>
              <mrow>
                <msub>
                  <mi>n</mi>
                  <mi>i</mi>
                </msub>
                <mi>,</mi>
                <msub>
                  <mi>v</mi>
                  <mi>i</mi>
                </msub>
                <msub>
                  <mi>d</mi>
                  <mi>i</mi>
                </msub>
              </mrow>
            </mrow>
            <mo fence="true" stretchy="false">)</mo>
          </mrow>
        </mrow>
        <mi>,</mi>
        <mtext>pour i = 1..3</mtext>
        <mi>,</mi>
        <mrow>
          <mi mathvariant="italic">Ctx</mi>
          <mo stretchy="false">=</mo>
          <mrow>
            <mo fence="true" stretchy="false">(</mo>
            <mrow>
              <mrow>
                <mi mathvariant="italic">mem</mi>
                <mi>,</mi>
                <mi mathvariant="italic">prog</mi>
                <mi>,</mi>
                <mi mathvariant="italic">index</mi>
                <mi>,</mi>
                <msub>
                  <mi mathvariant="italic">deg</mi>
                  <mn>1</mn>
                </msub>
              </mrow>
            </mrow>
            <mo fence="true" stretchy="false">)</mo>
          </mrow>
        </mrow>
        <mi>,</mi>
        <mrow>
          <msub>
            <mi>v</mi>
            <mn>1</mn>
          </msub>
          <mo stretchy="false">=</mo>
          <msub>
            <mi>v</mi>
            <mn>2</mn>
          </msub>
        </mrow>
      </mrow>
      <mrow>
        <mi mathvariant="italic">jump</mi>
        <mrow>
          <mo fence="true" stretchy="false">(</mo>
          <mrow>
            <mrow>
              <msub>
                <mi>r</mi>
                <mn>1</mn>
              </msub>
              <mi>,</mi>
              <msub>
                <mi>r</mi>
                <mn>2</mn>
              </msub>
              <mi>,</mi>
              <msub>
                <mi>r</mi>
                <mn>3</mn>
              </msub>
            </mrow>
          </mrow>
          <mo fence="true" stretchy="false">)</mo>
        </mrow>
        <mo stretchy="false">⇒</mo>
        <mi mathvariant="italic">Ctx</mi>
        <mrow>
          <mi>'</mi>
          <mo stretchy="false">=</mo>
          <mrow>
            <mo fence="true" stretchy="false">(</mo>
            <mrow>
              <mrow>
                <mi mathvariant="italic">mem</mi>
                <mi>,</mi>
                <mi mathvariant="italic">prog</mi>
                <mi>,</mi>
                <msub>
                  <mi>v</mi>
                  <mn>3</mn>
                </msub>
                <mi>,</mi>
                <msub>
                  <mi mathvariant="italic">deg</mi>
                  <mn>2</mn>
                </msub>
              </mrow>
            </mrow>
            <mo fence="true" stretchy="false">)</mo>
          </mrow>
        </mrow>
      </mrow>
    </mfrac>
    <annotation encoding="StarMath 5.0">{r_1 ,r_2 ,r_3 in R, r_i = ( n_i , v_i d_i ), "pour i = 1..3", Ctx = ( mem,prog,index,deg_1 ), v_1 = v_2} over {jump(r_1 , r_2 , r_3 ) drarrow Ctx'=(mem,prog,v_3 , deg_2)}</annotation>
  </semantics>
</math>
</file>

<file path=Object 26/content.xml><?xml version="1.0" encoding="utf-8"?>
<math xmlns="http://www.w3.org/1998/Math/MathML" display="block">
  <semantics>
    <mfrac>
      <mrow>
        <msub>
          <mi>r</mi>
          <mn>1</mn>
        </msub>
        <mi>,</mi>
        <mrow>
          <msub>
            <mi>r</mi>
            <mn>2</mn>
          </msub>
          <mo stretchy="false">∈</mo>
          <mi>R</mi>
        </mrow>
        <mi>,</mi>
        <mrow>
          <msub>
            <mi>r</mi>
            <mi>i</mi>
          </msub>
          <mo stretchy="false">=</mo>
          <mrow>
            <mo fence="true" stretchy="false">(</mo>
            <mrow>
              <mrow>
                <msub>
                  <mi>n</mi>
                  <mi>i</mi>
                </msub>
                <mi>,</mi>
                <msub>
                  <mi>v</mi>
                  <mi>i</mi>
                </msub>
                <msub>
                  <mi>d</mi>
                  <mi>i</mi>
                </msub>
              </mrow>
            </mrow>
            <mo fence="true" stretchy="false">)</mo>
          </mrow>
        </mrow>
        <mi>,</mi>
        <mtext>pour i = 1..2 </mtext>
        <mi>,</mi>
        <mrow>
          <msub>
            <mi>v</mi>
            <mn>3</mn>
          </msub>
          <mo stretchy="false">∈</mo>
          <mi mathvariant="normal">ℕ</mi>
        </mrow>
        <mi>,</mi>
        <mrow>
          <mi mathvariant="italic">Ctx</mi>
          <mo stretchy="false">=</mo>
          <mrow>
            <mo fence="true" stretchy="false">(</mo>
            <mrow>
              <mrow>
                <mi mathvariant="italic">mem</mi>
                <mi>,</mi>
                <mi mathvariant="italic">prog</mi>
                <mi>,</mi>
                <mi mathvariant="italic">index</mi>
                <mi>,</mi>
                <msub>
                  <mi mathvariant="italic">deg</mi>
                  <mn>1</mn>
                </msub>
              </mrow>
            </mrow>
            <mo fence="true" stretchy="false">)</mo>
          </mrow>
        </mrow>
        <mi>,</mi>
        <mrow>
          <msub>
            <mi>v</mi>
            <mn>1</mn>
          </msub>
          <mo stretchy="false">=</mo>
          <msub>
            <mi>v</mi>
            <mn>2</mn>
          </msub>
        </mrow>
      </mrow>
      <mrow>
        <mi mathvariant="italic">jump</mi>
        <mrow>
          <mo fence="true" stretchy="false">(</mo>
          <mrow>
            <mrow>
              <msub>
                <mi>r</mi>
                <mn>1</mn>
              </msub>
              <mi>,</mi>
              <msub>
                <mi>r</mi>
                <mn>2</mn>
              </msub>
              <mi>,</mi>
              <msub>
                <mi>v</mi>
                <mn>3</mn>
              </msub>
            </mrow>
          </mrow>
          <mo fence="true" stretchy="false">)</mo>
        </mrow>
        <mo stretchy="false">⇒</mo>
        <mi mathvariant="italic">Ctx</mi>
        <mrow>
          <mi>'</mi>
          <mo stretchy="false">=</mo>
          <mrow>
            <mo fence="true" stretchy="false">(</mo>
            <mrow>
              <mrow>
                <mi mathvariant="italic">mem</mi>
                <mi>,</mi>
                <mi mathvariant="italic">prog</mi>
                <mi>,</mi>
                <msub>
                  <mi>v</mi>
                  <mn>3</mn>
                </msub>
                <mi>,</mi>
                <msub>
                  <mi mathvariant="italic">deg</mi>
                  <mn>2</mn>
                </msub>
              </mrow>
            </mrow>
            <mo fence="true" stretchy="false">)</mo>
          </mrow>
        </mrow>
      </mrow>
    </mfrac>
    <annotation encoding="StarMath 5.0">{r_1 ,r_2  in R, r_i = ( n_i , v_i d_i ), "pour i = 1..2 ", v_3 in setN, Ctx = ( mem,prog,index,deg_1 ), v_1 = v_2} over {jump(r_1 , r_2 , v_3 ) drarrow Ctx'=(mem,prog,v_3 , deg_2)}</annotation>
  </semantics>
</math>
</file>

<file path=Object 27/content.xml><?xml version="1.0" encoding="utf-8"?>
<math xmlns="http://www.w3.org/1998/Math/MathML" display="block">
  <semantics>
    <mfrac>
      <mrow>
        <msub>
          <mi>r</mi>
          <mn>1</mn>
        </msub>
        <mi>,</mi>
        <msub>
          <mi>r</mi>
          <mn>2</mn>
        </msub>
        <mi>,</mi>
        <mrow>
          <msub>
            <mi>r</mi>
            <mn>3</mn>
          </msub>
          <mo stretchy="false">∈</mo>
          <mi>R</mi>
        </mrow>
        <mi>,</mi>
        <mrow>
          <msub>
            <mi>r</mi>
            <mi>i</mi>
          </msub>
          <mo stretchy="false">=</mo>
          <mrow>
            <mo fence="true" stretchy="false">(</mo>
            <mrow>
              <mrow>
                <msub>
                  <mi>n</mi>
                  <mi>i</mi>
                </msub>
                <mi>,</mi>
                <msub>
                  <mi>v</mi>
                  <mi>i</mi>
                </msub>
                <msub>
                  <mi>d</mi>
                  <mi>i</mi>
                </msub>
              </mrow>
            </mrow>
            <mo fence="true" stretchy="false">)</mo>
          </mrow>
        </mrow>
        <mi>,</mi>
        <mtext>pour i = 1..3</mtext>
        <mi>,</mi>
        <mrow>
          <mi mathvariant="italic">Ctx</mi>
          <mo stretchy="false">=</mo>
          <mrow>
            <mo fence="true" stretchy="false">(</mo>
            <mrow>
              <mrow>
                <mi mathvariant="italic">mem</mi>
                <mi>,</mi>
                <mi mathvariant="italic">prog</mi>
                <mi>,</mi>
                <mi mathvariant="italic">index</mi>
                <mi>,</mi>
                <msub>
                  <mi mathvariant="italic">deg</mi>
                  <mn>1</mn>
                </msub>
              </mrow>
            </mrow>
            <mo fence="true" stretchy="false">)</mo>
          </mrow>
        </mrow>
        <mi>,</mi>
        <mrow>
          <msub>
            <mi>v</mi>
            <mn>1</mn>
          </msub>
          <mo stretchy="false">≠</mo>
          <msub>
            <mi>v</mi>
            <mn>2</mn>
          </msub>
        </mrow>
      </mrow>
      <mrow>
        <mi mathvariant="italic">jump</mi>
        <mrow>
          <mo fence="true" stretchy="false">(</mo>
          <mrow>
            <mrow>
              <msub>
                <mi>r</mi>
                <mn>1</mn>
              </msub>
              <mi>,</mi>
              <msub>
                <mi>r</mi>
                <mn>2</mn>
              </msub>
              <mi>,</mi>
              <msub>
                <mi>r</mi>
                <mn>3</mn>
              </msub>
            </mrow>
          </mrow>
          <mo fence="true" stretchy="false">)</mo>
        </mrow>
        <mo stretchy="false">⇒</mo>
        <mi mathvariant="italic">Ctx</mi>
        <mrow>
          <mi>'</mi>
          <mo stretchy="false">=</mo>
          <mrow>
            <mo fence="true" stretchy="false">(</mo>
            <mrow>
              <mrow>
                <mi mathvariant="italic">mem</mi>
                <mi>,</mi>
                <mi mathvariant="italic">prog</mi>
                <mi>,</mi>
                <mrow>
                  <mi mathvariant="italic">index</mi>
                  <msub>
                    <mo stretchy="false">+</mo>
                    <mi mathvariant="normal">ℕ</mi>
                  </msub>
                  <mn>1</mn>
                </mrow>
                <mi>,</mi>
                <mi mathvariant="italic">deg</mi>
              </mrow>
            </mrow>
            <mo fence="true" stretchy="false">)</mo>
          </mrow>
        </mrow>
      </mrow>
    </mfrac>
    <annotation encoding="StarMath 5.0">{r_1 ,r_2 ,r_3 in R, r_i = ( n_i , v_i d_i ), "pour i = 1..3", Ctx = ( mem,prog,index,deg_1 ), v_1 &lt;&gt; v_2} over {jump(r_1 , r_2 , r_3 ) drarrow Ctx'=(mem,prog,index +_setN 1 , deg)}</annotation>
  </semantics>
</math>
</file>

<file path=Object 28/content.xml><?xml version="1.0" encoding="utf-8"?>
<math xmlns="http://www.w3.org/1998/Math/MathML" display="block">
  <semantics>
    <mfrac>
      <mrow>
        <msub>
          <mi>r</mi>
          <mn>1</mn>
        </msub>
        <mi>,</mi>
        <mrow>
          <msub>
            <mi>r</mi>
            <mn>2</mn>
          </msub>
          <mo stretchy="false">∈</mo>
          <mi>R</mi>
        </mrow>
        <mi>,</mi>
        <mrow>
          <msub>
            <mi>r</mi>
            <mi>i</mi>
          </msub>
          <mo stretchy="false">=</mo>
          <mrow>
            <mo fence="true" stretchy="false">(</mo>
            <mrow>
              <mrow>
                <msub>
                  <mi>n</mi>
                  <mi>i</mi>
                </msub>
                <mi>,</mi>
                <msub>
                  <mi>v</mi>
                  <mi>i</mi>
                </msub>
                <msub>
                  <mi>d</mi>
                  <mi>i</mi>
                </msub>
              </mrow>
            </mrow>
            <mo fence="true" stretchy="false">)</mo>
          </mrow>
        </mrow>
        <mi>,</mi>
        <mtext>pour i = 1..2 </mtext>
        <mi>,</mi>
        <mrow>
          <msub>
            <mi>v</mi>
            <mn>3</mn>
          </msub>
          <mo stretchy="false">∈</mo>
          <mi mathvariant="normal">ℕ</mi>
        </mrow>
        <mi>,</mi>
        <mrow>
          <mi mathvariant="italic">Ctx</mi>
          <mo stretchy="false">=</mo>
          <mrow>
            <mo fence="true" stretchy="false">(</mo>
            <mrow>
              <mrow>
                <mi mathvariant="italic">mem</mi>
                <mi>,</mi>
                <mi mathvariant="italic">prog</mi>
                <mi>,</mi>
                <mi mathvariant="italic">index</mi>
                <mi>,</mi>
                <msub>
                  <mi mathvariant="italic">deg</mi>
                  <mn>1</mn>
                </msub>
              </mrow>
            </mrow>
            <mo fence="true" stretchy="false">)</mo>
          </mrow>
        </mrow>
        <mi>,</mi>
        <mrow>
          <msub>
            <mi>v</mi>
            <mn>1</mn>
          </msub>
          <mo stretchy="false">≠</mo>
          <msub>
            <mi>v</mi>
            <mn>2</mn>
          </msub>
        </mrow>
      </mrow>
      <mrow>
        <mi mathvariant="italic">jump</mi>
        <mrow>
          <mo fence="true" stretchy="false">(</mo>
          <mrow>
            <mrow>
              <msub>
                <mi>r</mi>
                <mn>1</mn>
              </msub>
              <mi>,</mi>
              <msub>
                <mi>r</mi>
                <mn>2</mn>
              </msub>
              <mi>,</mi>
              <msub>
                <mi>v</mi>
                <mn>3</mn>
              </msub>
            </mrow>
          </mrow>
          <mo fence="true" stretchy="false">)</mo>
        </mrow>
        <mo stretchy="false">⇒</mo>
        <mi mathvariant="italic">Ctx</mi>
        <mrow>
          <mi>'</mi>
          <mo stretchy="false">=</mo>
          <mrow>
            <mo fence="true" stretchy="false">(</mo>
            <mrow>
              <mrow>
                <mi mathvariant="italic">mem</mi>
                <mi>,</mi>
                <mi mathvariant="italic">prog</mi>
                <mi>,</mi>
                <mrow>
                  <mi mathvariant="italic">index</mi>
                  <msub>
                    <mo stretchy="false">+</mo>
                    <mi mathvariant="normal">ℕ</mi>
                  </msub>
                  <mn>1</mn>
                </mrow>
                <mi>,</mi>
                <msub>
                  <mi mathvariant="italic">deg</mi>
                  <mn>2</mn>
                </msub>
              </mrow>
            </mrow>
            <mo fence="true" stretchy="false">)</mo>
          </mrow>
        </mrow>
      </mrow>
    </mfrac>
    <annotation encoding="StarMath 5.0">{r_1 ,r_2  in R, r_i = ( n_i , v_i d_i ), "pour i = 1..2 ", v_3 in setN, Ctx = ( mem,prog,index,deg_1 ), v_1 &lt;&gt; v_2} over {jump(r_1 , r_2 , v_3 ) drarrow Ctx'=(mem,prog,index +_setN 1 , deg_2)}</annotation>
  </semantics>
</math>
</file>

<file path=Object 29/content.xml><?xml version="1.0" encoding="utf-8"?>
<math xmlns="http://www.w3.org/1998/Math/MathML" display="block">
  <semantics>
    <mrow>
      <mi mathvariant="italic">Ctx</mi>
      <mi mathvariant="normal">@</mi>
      <mi mathvariant="italic">Ctx</mi>
      <mi>'</mi>
    </mrow>
    <annotation encoding="StarMath 5.0">Ctx %tendto Ctx'</annotation>
  </semantics>
</math>
</file>

<file path=Object 3/content.xml><?xml version="1.0" encoding="utf-8"?>
<math xmlns="http://www.w3.org/1998/Math/MathML" display="block">
  <semantics>
    <mrow>
      <mtext>pointeur </mtext>
      <mo stretchy="false">∈</mo>
      <mrow>
        <mi mathvariant="normal">ℕ</mi>
        <mo stretchy="false">∖</mo>
        <mn>0</mn>
      </mrow>
    </mrow>
    <annotation encoding="StarMath 5.0">"pointeur " in setN setminus 0</annotation>
  </semantics>
</math>
</file>

<file path=Object 30/content.xml><?xml version="1.0" encoding="utf-8"?>
<math xmlns="http://www.w3.org/1998/Math/MathML" display="block">
  <semantics>
    <mfrac>
      <mrow>
        <mi mathvariant="italic">Ctx</mi>
        <mo stretchy="false">=</mo>
        <mrow>
          <mo fence="true" stretchy="false">(</mo>
          <mrow>
            <mrow>
              <mrow>
                <mi mathvariant="italic">mem</mi>
                <mo stretchy="false">∪</mo>
                <mrow>
                  <mo fence="true" stretchy="false">{</mo>
                  <mrow>
                    <mrow>
                      <msub>
                        <mi>r</mi>
                        <mi>i</mi>
                      </msub>
                      <mo stretchy="false">∣</mo>
                      <mrow>
                        <mo fence="true" stretchy="false">(</mo>
                        <mrow>
                          <mrow>
                            <msub>
                              <mi>n</mi>
                              <mi>i</mi>
                            </msub>
                            <mi>,</mi>
                            <msub>
                              <mi>v</mi>
                              <mi>i</mi>
                            </msub>
                            <mi>,</mi>
                            <mi mathvariant="italic">deg</mi>
                          </mrow>
                        </mrow>
                        <mo fence="true" stretchy="false">)</mo>
                      </mrow>
                    </mrow>
                  </mrow>
                  <mo fence="true" stretchy="false">}</mo>
                </mrow>
              </mrow>
              <mi>,</mi>
              <mi mathvariant="italic">prog</mi>
              <mi>,</mi>
              <mi mathvariant="italic">index</mi>
              <mi>,</mi>
              <mi mathvariant="italic">deg</mi>
            </mrow>
          </mrow>
          <mo fence="true" stretchy="false">)</mo>
        </mrow>
      </mrow>
      <mrow>
        <mi mathvariant="italic">endbloc</mi>
        <mo stretchy="false">⇒</mo>
        <mi mathvariant="italic">Ctx</mi>
        <mrow>
          <mi>'</mi>
          <mo stretchy="false">=</mo>
          <mrow>
            <mo fence="true" stretchy="false">(</mo>
            <mrow>
              <mrow>
                <mi mathvariant="italic">mem</mi>
                <mi>,</mi>
                <mi mathvariant="italic">prog</mi>
                <mi>,</mi>
                <mrow>
                  <mi mathvariant="italic">index</mi>
                  <msub>
                    <mo stretchy="false">+</mo>
                    <mi mathvariant="normal">ℕ</mi>
                  </msub>
                  <mn>1,</mn>
                </mrow>
                <mrow>
                  <mi mathvariant="italic">deg</mi>
                  <msub>
                    <mo stretchy="false">−</mo>
                    <mi mathvariant="normal">ℕ</mi>
                  </msub>
                  <mn>1</mn>
                </mrow>
              </mrow>
            </mrow>
            <mo fence="true" stretchy="false">)</mo>
          </mrow>
        </mrow>
      </mrow>
    </mfrac>
    <annotation encoding="StarMath 5.0">{Ctx = ( mem union  {lbrace{r_i divides (n_i,v_i, deg) }rbrace}, prog, index, deg ) } over
{ endbloc drarrow Ctx' = (mem,prog, index +_setN 1,deg -_setN 1 )}
</annotation>
  </semantics>
</math>
</file>

<file path=Object 31/content.xml><?xml version="1.0" encoding="utf-8"?>
<math xmlns="http://www.w3.org/1998/Math/MathML" display="block">
  <semantics>
    <mfrac>
      <mrow>
        <mi mathvariant="italic">Ctx</mi>
        <mo stretchy="false">=</mo>
        <mrow>
          <mo fence="true" stretchy="false">(</mo>
          <mrow>
            <mrow>
              <mi mathvariant="italic">mem</mi>
              <mi>,</mi>
              <mi mathvariant="italic">prog</mi>
              <mi>,</mi>
              <mi mathvariant="italic">index</mi>
              <mi>,</mi>
              <mi mathvariant="italic">deg</mi>
            </mrow>
          </mrow>
          <mo fence="true" stretchy="false">)</mo>
        </mrow>
      </mrow>
      <mrow>
        <mi mathvariant="italic">beginbloc</mi>
        <mo stretchy="false">⇒</mo>
        <mi mathvariant="italic">Ctx</mi>
        <mrow>
          <mi>'</mi>
          <mo stretchy="false">=</mo>
          <mrow>
            <mo fence="true" stretchy="false">(</mo>
            <mrow>
              <mrow>
                <mi mathvariant="italic">mem</mi>
                <mi>,</mi>
                <mi mathvariant="italic">prog</mi>
                <mi>,</mi>
                <mrow>
                  <mi mathvariant="italic">index</mi>
                  <msub>
                    <mo stretchy="false">+</mo>
                    <mi mathvariant="normal">ℕ</mi>
                  </msub>
                  <mn>1,</mn>
                </mrow>
                <mrow>
                  <mi mathvariant="italic">deg</mi>
                  <msub>
                    <mo stretchy="false">+</mo>
                    <mi mathvariant="normal">ℕ</mi>
                  </msub>
                  <mn>1</mn>
                </mrow>
              </mrow>
            </mrow>
            <mo fence="true" stretchy="false">)</mo>
          </mrow>
        </mrow>
      </mrow>
    </mfrac>
    <annotation encoding="StarMath 5.0">{ Ctx= (mem,prog,index,deg) } over { beginbloc drarrow Ctx'= (mem,prog,index +_setN 1, deg +_setN 1) }</annotation>
  </semantics>
</math>
</file>

<file path=Object 32/content.xml><?xml version="1.0" encoding="utf-8"?>
<math xmlns="http://www.w3.org/1998/Math/MathML" display="block">
  <semantics>
    <mfrac>
      <mrow>
        <msub>
          <mi>r</mi>
          <mn>1</mn>
        </msub>
        <mi>,</mi>
        <msub>
          <mi>r</mi>
          <mn>2</mn>
        </msub>
        <mi>,</mi>
        <mrow>
          <msub>
            <mi>r</mi>
            <mn>3</mn>
          </msub>
          <mo stretchy="false">∈</mo>
          <mi>R</mi>
        </mrow>
        <mi>,</mi>
        <mrow>
          <msub>
            <mi>r</mi>
            <mi>i</mi>
          </msub>
          <mo stretchy="false">=</mo>
          <mrow>
            <mo fence="true" stretchy="false">(</mo>
            <mrow>
              <mrow>
                <msub>
                  <mi>n</mi>
                  <mi>i</mi>
                </msub>
                <mi>,</mi>
                <msub>
                  <mi>v</mi>
                  <mi>i</mi>
                </msub>
                <mi>,</mi>
                <msub>
                  <mi>d</mi>
                  <mi>i</mi>
                </msub>
              </mrow>
            </mrow>
            <mo fence="true" stretchy="false">)</mo>
          </mrow>
        </mrow>
        <mi>,</mi>
        <mtext>pour i=1..3</mtext>
        <mi>,</mi>
        <mrow>
          <mi mathvariant="italic">Ctx</mi>
          <mo stretchy="false">=</mo>
          <mrow>
            <mo fence="true" stretchy="false">(</mo>
            <mrow>
              <mrow>
                <mrow>
                  <mi mathvariant="italic">mem</mi>
                  <mo stretchy="false">∪</mo>
                  <mrow>
                    <mo fence="true" stretchy="false">{</mo>
                    <mrow>
                      <msub>
                        <mi>r</mi>
                        <mn>3</mn>
                      </msub>
                    </mrow>
                    <mo fence="true" stretchy="false">}</mo>
                  </mrow>
                </mrow>
                <mi>,</mi>
                <mi mathvariant="italic">prog</mi>
                <mi>,</mi>
                <mi mathvariant="italic">index</mi>
                <mi>,</mi>
                <mi mathvariant="italic">deg</mi>
              </mrow>
            </mrow>
            <mo fence="true" stretchy="false">)</mo>
          </mrow>
        </mrow>
      </mrow>
      <mrow>
        <mi mathvariant="italic">add</mi>
        <mrow>
          <mo fence="true" stretchy="false">(</mo>
          <mrow>
            <mrow>
              <msub>
                <mi>r</mi>
                <mn>1</mn>
              </msub>
              <mi>,</mi>
              <msub>
                <mi>r</mi>
                <mn>2</mn>
              </msub>
              <mi>,</mi>
              <msub>
                <mi>r</mi>
                <mn>3</mn>
              </msub>
            </mrow>
          </mrow>
          <mo fence="true" stretchy="false">)</mo>
        </mrow>
        <mo stretchy="false">⇒</mo>
        <msub>
          <mi>r</mi>
          <mn>3</mn>
        </msub>
        <mrow>
          <mi>'</mi>
          <mo stretchy="false">=</mo>
          <mrow>
            <mo fence="true" stretchy="false">(</mo>
            <mrow>
              <mrow>
                <msub>
                  <mi>n</mi>
                  <mn>3</mn>
                </msub>
                <mi>,</mi>
                <mrow>
                  <msub>
                    <mi>v</mi>
                    <mn>1</mn>
                  </msub>
                  <msub>
                    <mo stretchy="false">+</mo>
                    <mi mathvariant="normal">ℕ</mi>
                  </msub>
                  <msub>
                    <mi>v</mi>
                    <mn>2</mn>
                  </msub>
                </mrow>
                <mi>,</mi>
                <msub>
                  <mi>d</mi>
                  <mn>3</mn>
                </msub>
              </mrow>
            </mrow>
            <mo fence="true" stretchy="false">)</mo>
          </mrow>
        </mrow>
        <mi>,</mi>
        <mi mathvariant="italic">Ctx</mi>
        <mrow>
          <mi>'</mi>
          <mo stretchy="false">=</mo>
          <mrow>
            <mo fence="true" stretchy="false">(</mo>
            <mrow>
              <mrow>
                <mrow>
                  <mi mathvariant="italic">mem</mi>
                  <mo stretchy="false">∪</mo>
                  <mrow>
                    <mo fence="true" stretchy="false">{</mo>
                    <mrow>
                      <mrow>
                        <msub>
                          <mi>r</mi>
                          <mn>3</mn>
                        </msub>
                        <mi>'</mi>
                      </mrow>
                    </mrow>
                    <mo fence="true" stretchy="false">}</mo>
                  </mrow>
                </mrow>
                <mi>,</mi>
                <mi mathvariant="italic">prog</mi>
                <mi>,</mi>
                <mrow>
                  <mi mathvariant="italic">index</mi>
                  <msub>
                    <mo stretchy="false">+</mo>
                    <mi mathvariant="normal">ℕ</mi>
                  </msub>
                  <mn>1,</mn>
                </mrow>
                <mi mathvariant="italic">deg</mi>
              </mrow>
            </mrow>
            <mo fence="true" stretchy="false">)</mo>
          </mrow>
        </mrow>
      </mrow>
    </mfrac>
    <annotation encoding="StarMath 5.0">{r_1 , r_2 , r_3 in R , r_i = (n_i ,v_i , d_i),"pour i=1..3",Ctx = ( mem union {lbrace{r_3}rbrace},prog,index,deg)} over { add(r_1 ,r_2 ,r_3) drarrow r_3'= (n_3 , v_1 +_setN v_2 , d_3), Ctx' = (mem union {lbrace{r_3'}rbrace}, prog, index+_setN 1, deg) }</annotation>
  </semantics>
</math>
</file>

<file path=Object 33/content.xml><?xml version="1.0" encoding="utf-8"?>
<math xmlns="http://www.w3.org/1998/Math/MathML" display="block">
  <semantics>
    <mfrac>
      <mrow>
        <msub>
          <mi>r</mi>
          <mn>1</mn>
        </msub>
        <mi>,</mi>
        <msub>
          <mi>r</mi>
          <mn>2</mn>
        </msub>
        <mi>,</mi>
        <mrow>
          <msub>
            <mi>r</mi>
            <mn>3</mn>
          </msub>
          <mo stretchy="false">∈</mo>
          <mi>R</mi>
        </mrow>
        <mi>,</mi>
        <mrow>
          <msub>
            <mi>r</mi>
            <mi>i</mi>
          </msub>
          <mo stretchy="false">=</mo>
          <mrow>
            <mo fence="true" stretchy="false">(</mo>
            <mrow>
              <mrow>
                <msub>
                  <mi>n</mi>
                  <mi>i</mi>
                </msub>
                <mi>,</mi>
                <msub>
                  <mi>v</mi>
                  <mi>i</mi>
                </msub>
                <mi>,</mi>
                <msub>
                  <mi>d</mi>
                  <mi>i</mi>
                </msub>
              </mrow>
            </mrow>
            <mo fence="true" stretchy="false">)</mo>
          </mrow>
        </mrow>
        <mi>,</mi>
        <mtext>pour i=1..3</mtext>
        <mi>,</mi>
        <mrow>
          <mi mathvariant="italic">Ctx</mi>
          <mo stretchy="false">=</mo>
          <mrow>
            <mo fence="true" stretchy="false">(</mo>
            <mrow>
              <mrow>
                <mrow>
                  <mi mathvariant="italic">mem</mi>
                  <mo stretchy="false">∪</mo>
                  <mrow>
                    <mo fence="true" stretchy="false">{</mo>
                    <mrow>
                      <msub>
                        <mi>r</mi>
                        <mn>3</mn>
                      </msub>
                    </mrow>
                    <mo fence="true" stretchy="false">}</mo>
                  </mrow>
                </mrow>
                <mi>,</mi>
                <mi mathvariant="italic">prog</mi>
                <mi>,</mi>
                <mi mathvariant="italic">index</mi>
                <mi>,</mi>
                <mi mathvariant="italic">deg</mi>
              </mrow>
            </mrow>
            <mo fence="true" stretchy="false">)</mo>
          </mrow>
        </mrow>
      </mrow>
      <mrow>
        <mstyle mathvariant="italic">
          <mtext>sub</mtext>
        </mstyle>
        <mrow>
          <mo fence="true" stretchy="false">(</mo>
          <mrow>
            <mrow>
              <msub>
                <mi>r</mi>
                <mn>1</mn>
              </msub>
              <mi>,</mi>
              <msub>
                <mi>r</mi>
                <mn>2</mn>
              </msub>
              <mi>,</mi>
              <msub>
                <mi>r</mi>
                <mn>3</mn>
              </msub>
            </mrow>
          </mrow>
          <mo fence="true" stretchy="false">)</mo>
        </mrow>
        <mo stretchy="false">⇒</mo>
        <msub>
          <mi>r</mi>
          <mn>3</mn>
        </msub>
        <mrow>
          <mi>'</mi>
          <mo stretchy="false">=</mo>
          <mrow>
            <mo fence="true" stretchy="false">(</mo>
            <mrow>
              <mrow>
                <msub>
                  <mi>n</mi>
                  <mn>3</mn>
                </msub>
                <mi>,</mi>
                <mrow>
                  <msub>
                    <mi>v</mi>
                    <mn>1</mn>
                  </msub>
                  <msub>
                    <mo stretchy="false">−</mo>
                    <mi mathvariant="normal">ℕ</mi>
                  </msub>
                  <msub>
                    <mi>v</mi>
                    <mn>2</mn>
                  </msub>
                </mrow>
                <mi>,</mi>
                <msub>
                  <mi>d</mi>
                  <mn>3</mn>
                </msub>
              </mrow>
            </mrow>
            <mo fence="true" stretchy="false">)</mo>
          </mrow>
        </mrow>
        <mi>,</mi>
        <mi mathvariant="italic">Ctx</mi>
        <mrow>
          <mi>'</mi>
          <mo stretchy="false">=</mo>
          <mrow>
            <mo fence="true" stretchy="false">(</mo>
            <mrow>
              <mrow>
                <mrow>
                  <mi mathvariant="italic">mem</mi>
                  <mo stretchy="false">∪</mo>
                  <mrow>
                    <mo fence="true" stretchy="false">{</mo>
                    <mrow>
                      <mrow>
                        <msub>
                          <mi>r</mi>
                          <mn>3</mn>
                        </msub>
                        <mi>'</mi>
                      </mrow>
                    </mrow>
                    <mo fence="true" stretchy="false">}</mo>
                  </mrow>
                </mrow>
                <mi>,</mi>
                <mi mathvariant="italic">prog</mi>
                <mi>,</mi>
                <mrow>
                  <mi mathvariant="italic">index</mi>
                  <msub>
                    <mo stretchy="false">+</mo>
                    <mi mathvariant="normal">ℕ</mi>
                  </msub>
                  <mn>1,</mn>
                </mrow>
                <mi mathvariant="italic">deg</mi>
              </mrow>
            </mrow>
            <mo fence="true" stretchy="false">)</mo>
          </mrow>
        </mrow>
      </mrow>
    </mfrac>
    <annotation encoding="StarMath 5.0">{r_1 , r_2 , r_3 in R , r_i = (n_i ,v_i , d_i),"pour i=1..3",Ctx = ( mem union {lbrace{r_3}rbrace},prog,index,deg)} over { italic"sub"(r_1 ,r_2 ,r_3) drarrow r_3'= (n_3 , v_1 -_setN v_2 , d_3), Ctx' = (mem union {lbrace{r_3'}rbrace}, prog, index+_setN 1, deg) }</annotation>
  </semantics>
</math>
</file>

<file path=Object 34/content.xml><?xml version="1.0" encoding="utf-8"?>
<math xmlns="http://www.w3.org/1998/Math/MathML" display="block">
  <semantics>
    <mfrac>
      <mrow>
        <mrow>
          <msub>
            <mi>r</mi>
            <mi>i</mi>
          </msub>
          <mo stretchy="false">∈</mo>
          <mi>R</mi>
        </mrow>
        <mi>,</mi>
        <mrow>
          <msub>
            <mi>r</mi>
            <mi>i</mi>
          </msub>
          <mo stretchy="false">=</mo>
          <mrow>
            <mo fence="true" stretchy="false">(</mo>
            <mrow>
              <mrow>
                <msub>
                  <mi>n</mi>
                  <mi>i</mi>
                </msub>
                <mi>,</mi>
                <msub>
                  <mi>v</mi>
                  <mi>i</mi>
                </msub>
                <mi>,</mi>
                <msub>
                  <mi>d</mi>
                  <mi>i</mi>
                </msub>
              </mrow>
            </mrow>
            <mo fence="true" stretchy="false">)</mo>
          </mrow>
        </mrow>
        <mi>,</mi>
        <mtext>pour i =1..2</mtext>
        <mi>,</mi>
        <mrow>
          <mi mathvariant="italic">Ctx</mi>
          <mo stretchy="false">=</mo>
          <mrow>
            <mo fence="true" stretchy="false">(</mo>
            <mrow>
              <mrow>
                <mi mathvariant="italic">mem</mi>
                <mi>,</mi>
                <mi mathvariant="italic">prog</mi>
                <mi>,</mi>
                <mi mathvariant="italic">index</mi>
                <mi>,</mi>
                <mi mathvariant="italic">degre</mi>
              </mrow>
            </mrow>
            <mo fence="true" stretchy="false">)</mo>
          </mrow>
        </mrow>
        <mi>,</mi>
        <mi mathvariant="italic">index</mi>
        <mrow>
          <mrow>
            <mo fence="true" stretchy="false">(</mo>
            <mrow>
              <mi mathvariant="italic">then</mi>
            </mrow>
            <mo fence="true" stretchy="false">)</mo>
          </mrow>
          <mo stretchy="false">=</mo>
          <mi>t</mi>
        </mrow>
      </mrow>
      <mrow>
        <mi mathvariant="italic">if</mi>
        <mrow>
          <mo fence="true" stretchy="false">(</mo>
          <mrow>
            <mrow>
              <msub>
                <mi>r</mi>
                <mn>1,</mn>
              </msub>
              <mrow>
                <mi>'</mi>
                <mo stretchy="false">=</mo>
                <mi>'</mi>
              </mrow>
              <mi>,</mi>
              <msub>
                <mi>r</mi>
                <mn>2</mn>
              </msub>
            </mrow>
          </mrow>
          <mo fence="true" stretchy="false">)</mo>
        </mrow>
        <mi>,</mi>
        <mrow>
          <msub>
            <mi>v</mi>
            <mn>1</mn>
          </msub>
          <mo stretchy="false">=</mo>
          <msub>
            <mi>v</mi>
            <mn>2</mn>
          </msub>
        </mrow>
        <mo stretchy="false">⇒</mo>
        <mi mathvariant="italic">Ctx</mi>
        <mrow>
          <mi>'</mi>
          <mo stretchy="false">=</mo>
          <mrow>
            <mo fence="true" stretchy="false">(</mo>
            <mrow>
              <mrow>
                <mi mathvariant="italic">mem</mi>
                <mi>,</mi>
                <mi mathvariant="italic">prog</mi>
                <mi>,</mi>
                <mi>t</mi>
                <mi>,</mi>
                <mrow>
                  <mi mathvariant="italic">degre</mi>
                  <msub>
                    <mo stretchy="false">+</mo>
                    <mi mathvariant="normal">ℕ</mi>
                  </msub>
                  <mn>1</mn>
                </mrow>
              </mrow>
            </mrow>
            <mo fence="true" stretchy="false">)</mo>
          </mrow>
        </mrow>
      </mrow>
    </mfrac>
    <annotation encoding="StarMath 5.0">{r_i in R , r_i = ( n_i ,v_i , d_i ),"pour i =1..2", Ctx = ( mem, prog,index, degre ), index( then ) = t} over { if(r_1,'=',r_2), v_1 = v_2 drarrow Ctx' = (mem, prog, t, degre+_setN 1) }</annotation>
  </semantics>
</math>
</file>

<file path=Object 35/content.xml><?xml version="1.0" encoding="utf-8"?>
<math xmlns="http://www.w3.org/1998/Math/MathML" display="block">
  <semantics>
    <mfrac>
      <mrow>
        <mrow>
          <msub>
            <mi>r</mi>
            <mi>i</mi>
          </msub>
          <mo stretchy="false">∈</mo>
          <mi>R</mi>
        </mrow>
        <mi>,</mi>
        <mrow>
          <msub>
            <mi>r</mi>
            <mi>i</mi>
          </msub>
          <mo stretchy="false">=</mo>
          <mrow>
            <mo fence="true" stretchy="false">(</mo>
            <mrow>
              <mrow>
                <msub>
                  <mi>n</mi>
                  <mi>i</mi>
                </msub>
                <mi>,</mi>
                <msub>
                  <mi>v</mi>
                  <mi>i</mi>
                </msub>
                <mi>,</mi>
                <msub>
                  <mi>d</mi>
                  <mi>i</mi>
                </msub>
              </mrow>
            </mrow>
            <mo fence="true" stretchy="false">)</mo>
          </mrow>
        </mrow>
        <mi>,</mi>
        <mtext>pour i =1..2</mtext>
        <mi>,</mi>
        <mrow>
          <mi mathvariant="italic">Ctx</mi>
          <mo stretchy="false">=</mo>
          <mrow>
            <mo fence="true" stretchy="false">(</mo>
            <mrow>
              <mrow>
                <mi mathvariant="italic">mem</mi>
                <mi>,</mi>
                <mi mathvariant="italic">prog</mi>
                <mi>,</mi>
                <mi mathvariant="italic">index</mi>
                <mi>,</mi>
                <mi mathvariant="italic">degre</mi>
              </mrow>
            </mrow>
            <mo fence="true" stretchy="false">)</mo>
          </mrow>
        </mrow>
        <mi>,</mi>
        <mi mathvariant="italic">index</mi>
        <mrow>
          <mrow>
            <mo fence="true" stretchy="false">(</mo>
            <mrow>
              <mi mathvariant="italic">else</mi>
            </mrow>
            <mo fence="true" stretchy="false">)</mo>
          </mrow>
          <mo stretchy="false">=</mo>
          <mi>t</mi>
        </mrow>
      </mrow>
      <mrow>
        <mi mathvariant="italic">if</mi>
        <mrow>
          <mo fence="true" stretchy="false">(</mo>
          <mrow>
            <mrow>
              <msub>
                <mi>r</mi>
                <mn>1,</mn>
              </msub>
              <mrow>
                <mi>'</mi>
                <mo stretchy="false">=</mo>
                <mi>'</mi>
              </mrow>
              <mi>,</mi>
              <msub>
                <mi>r</mi>
                <mn>2</mn>
              </msub>
            </mrow>
          </mrow>
          <mo fence="true" stretchy="false">)</mo>
        </mrow>
        <mi>,</mi>
        <mrow>
          <msub>
            <mi>v</mi>
            <mn>1</mn>
          </msub>
          <mo stretchy="false">≠</mo>
          <msub>
            <mi>v</mi>
            <mn>2</mn>
          </msub>
        </mrow>
        <mo stretchy="false">⇒</mo>
        <mi mathvariant="italic">Ctx</mi>
        <mrow>
          <mi>'</mi>
          <mo stretchy="false">=</mo>
          <mrow>
            <mo fence="true" stretchy="false">(</mo>
            <mrow>
              <mrow>
                <mi mathvariant="italic">mem</mi>
                <mi>,</mi>
                <mi mathvariant="italic">prog</mi>
                <mi>,</mi>
                <mi>t</mi>
                <mi>,</mi>
                <mrow>
                  <mi mathvariant="italic">degre</mi>
                  <msub>
                    <mo stretchy="false">+</mo>
                    <mi mathvariant="normal">ℕ</mi>
                  </msub>
                  <mn>1</mn>
                </mrow>
              </mrow>
            </mrow>
            <mo fence="true" stretchy="false">)</mo>
          </mrow>
        </mrow>
      </mrow>
    </mfrac>
    <annotation encoding="StarMath 5.0">{r_i in R , r_i = ( n_i ,v_i , d_i ),"pour i =1..2", Ctx = ( mem, prog,index, degre ), index( else ) = t} over { if(r_1,'=',r_2), v_1 &lt;&gt; v_2 drarrow Ctx' = (mem, prog, t, degre+_setN 1) }</annotation>
  </semantics>
</math>
</file>

<file path=Object 36/content.xml><?xml version="1.0" encoding="utf-8"?>
<math xmlns="http://www.w3.org/1998/Math/MathML" display="block">
  <semantics>
    <mrow>
      <mi mathvariant="italic">index</mi>
      <mi mathvariant="normal">:</mi>
      <mi>I</mi>
      <mi mathvariant="normal">@</mi>
      <mi mathvariant="normal">ℕ</mi>
    </mrow>
    <annotation encoding="StarMath 5.0">index: I %tendto setN</annotation>
  </semantics>
</math>
</file>

<file path=Object 37/content.xml><?xml version="1.0" encoding="utf-8"?>
<math xmlns="http://www.w3.org/1998/Math/MathML" display="block">
  <semantics>
    <mfrac>
      <mrow>
        <mi mathvariant="italic">Ctx</mi>
        <mo stretchy="false">=</mo>
        <mrow>
          <mo fence="true" stretchy="false">(</mo>
          <mrow>
            <mrow>
              <mi mathvariant="italic">mem</mi>
              <mi>,</mi>
              <mi mathvariant="italic">prog</mi>
              <mi>,</mi>
              <mi mathvariant="italic">index</mi>
              <mi>,</mi>
              <mi mathvariant="italic">deg</mi>
            </mrow>
          </mrow>
          <mo fence="true" stretchy="false">)</mo>
        </mrow>
      </mrow>
      <mrow>
        <mi mathvariant="italic">then</mi>
        <mo stretchy="false">⇒</mo>
        <mi mathvariant="italic">Ctx</mi>
        <mrow>
          <mi>'</mi>
          <mo stretchy="false">=</mo>
          <mrow>
            <mo fence="true" stretchy="false">(</mo>
            <mrow>
              <mrow>
                <mi mathvariant="italic">mem</mi>
                <mi>,</mi>
                <mi mathvariant="italic">prog</mi>
                <mi>,</mi>
                <mrow>
                  <mi mathvariant="italic">index</mi>
                  <msub>
                    <mo stretchy="false">+</mo>
                    <mi mathvariant="normal">ℕ</mi>
                  </msub>
                  <mn>1,</mn>
                </mrow>
                <mi mathvariant="italic">deg</mi>
              </mrow>
            </mrow>
            <mo fence="true" stretchy="false">)</mo>
          </mrow>
        </mrow>
      </mrow>
    </mfrac>
    <annotation encoding="StarMath 5.0">{ Ctx= (mem,prog,index,deg) } over { then drarrow Ctx'= (mem,prog,index +_setN 1, deg ) }</annotation>
  </semantics>
</math>
</file>

<file path=Object 38/content.xml><?xml version="1.0" encoding="utf-8"?>
<math xmlns="http://www.w3.org/1998/Math/MathML" display="block">
  <semantics>
    <mfrac>
      <mrow>
        <mi mathvariant="italic">Ctx</mi>
        <mo stretchy="false">=</mo>
        <mrow>
          <mo fence="true" stretchy="false">(</mo>
          <mrow>
            <mrow>
              <mi mathvariant="italic">mem</mi>
              <mi>,</mi>
              <mi mathvariant="italic">prog</mi>
              <mi>,</mi>
              <mi mathvariant="italic">index</mi>
              <mi>,</mi>
              <mi mathvariant="italic">deg</mi>
            </mrow>
          </mrow>
          <mo fence="true" stretchy="false">)</mo>
        </mrow>
      </mrow>
      <mrow>
        <mi mathvariant="italic">else</mi>
        <mo stretchy="false">⇒</mo>
        <mi mathvariant="italic">Ctx</mi>
        <mrow>
          <mi>'</mi>
          <mo stretchy="false">=</mo>
          <mrow>
            <mo fence="true" stretchy="false">(</mo>
            <mrow>
              <mrow>
                <mi mathvariant="italic">mem</mi>
                <mi>,</mi>
                <mi mathvariant="italic">prog</mi>
                <mi>,</mi>
                <mrow>
                  <mi mathvariant="italic">index</mi>
                  <msub>
                    <mo stretchy="false">+</mo>
                    <mi mathvariant="normal">ℕ</mi>
                  </msub>
                  <mn>1,</mn>
                </mrow>
                <mi mathvariant="italic">deg</mi>
              </mrow>
            </mrow>
            <mo fence="true" stretchy="false">)</mo>
          </mrow>
        </mrow>
      </mrow>
    </mfrac>
    <annotation encoding="StarMath 5.0">{ Ctx= (mem,prog,index,deg) } over { else drarrow Ctx'= (mem,prog,index +_setN 1, deg ) }</annotation>
  </semantics>
</math>
</file>

<file path=Object 39/content.xml><?xml version="1.0" encoding="utf-8"?>
<math xmlns="http://www.w3.org/1998/Math/MathML" display="block">
  <semantics>
    <mfrac>
      <mrow>
        <mi mathvariant="italic">Ctx</mi>
        <mo stretchy="false">=</mo>
        <mrow>
          <mo fence="true" stretchy="false">(</mo>
          <mrow>
            <mrow>
              <mrow>
                <mi mathvariant="italic">mem</mi>
                <mo stretchy="false">∪</mo>
                <mrow>
                  <mo fence="true" stretchy="false">{</mo>
                  <mrow>
                    <mrow>
                      <mrow>
                        <msub>
                          <mi>r</mi>
                          <mi>i</mi>
                        </msub>
                        <mo stretchy="false">∣</mo>
                        <msub>
                          <mi>r</mi>
                          <mi>i</mi>
                        </msub>
                        <mo stretchy="false">=</mo>
                        <mrow>
                          <mo fence="true" stretchy="false">(</mo>
                          <mrow>
                            <mrow>
                              <msub>
                                <mi>n</mi>
                                <mi>j</mi>
                              </msub>
                              <mi>,</mi>
                              <msub>
                                <mi>v</mi>
                                <mi>k</mi>
                              </msub>
                              <mi>,</mi>
                              <msub>
                                <mi>d</mi>
                                <mi>l</mi>
                              </msub>
                            </mrow>
                          </mrow>
                          <mo fence="true" stretchy="false">)</mo>
                        </mrow>
                      </mrow>
                      <mi>,</mi>
                      <mo stretchy="false">∀</mo>
                      <mi>i</mi>
                      <mi>,</mi>
                      <mi>j</mi>
                      <mi>,</mi>
                      <mi>k</mi>
                      <mi>,</mi>
                      <mi>l</mi>
                      <mi>,</mi>
                      <mrow>
                        <msub>
                          <mi>d</mi>
                          <mi>l</mi>
                        </msub>
                        <mo stretchy="false">=</mo>
                        <mi mathvariant="italic">deg</mi>
                      </mrow>
                    </mrow>
                  </mrow>
                  <mo fence="true" stretchy="false">}</mo>
                </mrow>
              </mrow>
              <mi>,</mi>
              <mi mathvariant="italic">prog</mi>
              <mi>,</mi>
              <mi mathvariant="italic">index</mi>
              <mi>,</mi>
              <mi mathvariant="italic">deg</mi>
            </mrow>
          </mrow>
          <mo fence="true" stretchy="false">)</mo>
        </mrow>
      </mrow>
      <mrow>
        <mi mathvariant="italic">endif</mi>
        <mo stretchy="false">⇒</mo>
        <mi mathvariant="italic">Ctx</mi>
        <mrow>
          <mi>'</mi>
          <mo stretchy="false">=</mo>
          <mrow>
            <mo fence="true" stretchy="false">(</mo>
            <mrow>
              <mrow>
                <mi mathvariant="italic">mem</mi>
                <mi>,</mi>
                <mi mathvariant="italic">prog</mi>
                <mi>,</mi>
                <mrow>
                  <mi mathvariant="italic">index</mi>
                  <msub>
                    <mo stretchy="false">+</mo>
                    <mi mathvariant="normal">ℕ</mi>
                  </msub>
                  <mn>1,</mn>
                </mrow>
                <mrow>
                  <mi mathvariant="italic">deg</mi>
                  <msub>
                    <mo stretchy="false">−</mo>
                    <mi mathvariant="normal">ℕ</mi>
                  </msub>
                  <mn>1</mn>
                </mrow>
              </mrow>
            </mrow>
            <mo fence="true" stretchy="false">)</mo>
          </mrow>
        </mrow>
      </mrow>
    </mfrac>
    <annotation encoding="StarMath 5.0">{ Ctx= (mem union {lbrace{r_i divides r_i = (n_j,v_k,d_l), forall i,j,k,l ,d_l = deg }rbrace},prog,index,deg) } 
over { endif drarrow Ctx'= (mem,prog,index +_setN 1, deg-_setN 1 ) }</annotation>
  </semantics>
</math>
</file>

<file path=Object 4/content.xml><?xml version="1.0" encoding="utf-8"?>
<math xmlns="http://www.w3.org/1998/Math/MathML" display="block">
  <semantics>
    <mrow>
      <mrow>
        <mtext>registre </mtext>
        <mo stretchy="false">=</mo>
        <mtext>{</mtext>
      </mrow>
      <mrow>
        <mo fence="true" stretchy="false">(</mo>
        <mrow>
          <mrow>
            <mi mathvariant="italic">nom</mi>
            <mi>,</mi>
            <mi mathvariant="italic">valeur</mi>
            <mi>,</mi>
            <mi mathvariant="italic">degre</mi>
          </mrow>
        </mrow>
        <mo fence="true" stretchy="false">)</mo>
      </mrow>
      <mtext>}</mtext>
    </mrow>
    <annotation encoding="StarMath 5.0">"registre "="{" (nom,valeur,degre) "}"</annotation>
  </semantics>
</math>
</file>

<file path=Object 40/content.xml><?xml version="1.0" encoding="utf-8"?>
<math xmlns="http://www.w3.org/1998/Math/MathML" display="block">
  <semantics>
    <mfrac>
      <mrow>
        <msub>
          <mi>r</mi>
          <mn>1</mn>
        </msub>
        <mo stretchy="false">∈</mo>
        <mi mathvariant="italic">mem</mi>
      </mrow>
      <mrow>
        <munder>
          <mi mathvariant="italic">max</mi>
          <mi>i</mi>
        </munder>
        <mrow>
          <mo fence="true" stretchy="false">(</mo>
          <mrow>
            <mrow>
              <msub>
                <mi>r</mi>
                <mn>1,</mn>
              </msub>
              <msub>
                <mi>v</mi>
                <mi>j</mi>
              </msub>
              <mi>,</mi>
              <mi>i</mi>
            </mrow>
          </mrow>
          <mo fence="true" stretchy="false">)</mo>
        </mrow>
        <mi>,</mi>
        <mo stretchy="false">∀</mo>
        <mi>j</mi>
      </mrow>
    </mfrac>
    <annotation encoding="StarMath 5.0">{r_1 in mem} over { max csub i (r_1, v_j , i), forall j }</annotation>
  </semantics>
</math>
</file>

<file path=Object 41/content.xml><?xml version="1.0" encoding="utf-8"?>
<math xmlns="http://www.w3.org/1998/Math/MathML" display="block">
  <semantics>
    <mfrac>
      <mrow>
        <mrow>
          <msub>
            <mi>r</mi>
            <mn>1</mn>
          </msub>
          <mo stretchy="false">∉</mo>
          <mi mathvariant="italic">mem</mi>
        </mrow>
        <mi>,</mi>
        <mrow>
          <mi mathvariant="italic">Ctx</mi>
          <mo stretchy="false">=</mo>
          <mrow>
            <mo fence="true" stretchy="false">(</mo>
            <mrow>
              <mrow>
                <mi mathvariant="italic">mem</mi>
                <mi>,</mi>
                <mi mathvariant="italic">prog</mi>
                <mi>,</mi>
                <mi mathvariant="italic">index</mi>
                <mi>,</mi>
                <mi mathvariant="italic">degre</mi>
              </mrow>
            </mrow>
            <mo fence="true" stretchy="false">)</mo>
          </mrow>
        </mrow>
      </mrow>
      <mrow>
        <mrow>
          <mo fence="true" stretchy="false">(</mo>
          <mrow>
            <mrow>
              <msub>
                <mi>r</mi>
                <mn>1</mn>
              </msub>
              <mi>,</mi>
              <mn>0</mn>
              <mi>,</mi>
              <mn>1</mn>
            </mrow>
          </mrow>
          <mo fence="true" stretchy="false">)</mo>
        </mrow>
        <mi>,</mi>
        <mi mathvariant="italic">Ctx</mi>
        <mo stretchy="false">⇒</mo>
        <mi mathvariant="italic">Ctx</mi>
        <mrow>
          <mi>'</mi>
          <mo stretchy="false">=</mo>
          <mrow>
            <mo fence="true" stretchy="false">(</mo>
            <mrow>
              <mrow>
                <mrow>
                  <mi mathvariant="italic">mem</mi>
                  <mo stretchy="false">∪</mo>
                  <mrow>
                    <mo fence="true" stretchy="false">(</mo>
                    <mrow>
                      <mrow>
                        <msub>
                          <mi>r</mi>
                          <mn>1,</mn>
                        </msub>
                        <mn>0</mn>
                        <mi>,</mi>
                        <mn>1</mn>
                      </mrow>
                    </mrow>
                    <mo fence="true" stretchy="false">)</mo>
                  </mrow>
                </mrow>
                <mi>,</mi>
                <mi mathvariant="italic">index</mi>
                <mi>,</mi>
                <mi mathvariant="italic">degre</mi>
              </mrow>
            </mrow>
            <mo fence="true" stretchy="false">)</mo>
          </mrow>
        </mrow>
      </mrow>
    </mfrac>
    <annotation encoding="StarMath 5.0">{r_1 notin mem, Ctx =( mem, prog, index, degre )} over { (r_1 , 0 , 1) , Ctx drarrow Ctx' = (mem union {(r_1, 0 ,1)}, index,degre) }</annotation>
  </semantics>
</math>
</file>

<file path=Object 5/content.xml><?xml version="1.0" encoding="utf-8"?>
<math xmlns="http://www.w3.org/1998/Math/MathML" display="block">
  <semantics>
    <mrow>
      <mi mathvariant="italic">valeur</mi>
      <mo stretchy="false">∈</mo>
      <mi mathvariant="normal">ℤ</mi>
    </mrow>
    <annotation encoding="StarMath 5.0">valeur in setZ</annotation>
  </semantics>
</math>
</file>

<file path=Object 6/content.xml><?xml version="1.0" encoding="utf-8"?>
<math xmlns="http://www.w3.org/1998/Math/MathML" display="block">
  <semantics>
    <mrow>
      <mi mathvariant="italic">degre</mi>
      <mo stretchy="false">∈</mo>
      <mi mathvariant="normal">ℕ</mi>
    </mrow>
    <annotation encoding="StarMath 5.0">degre in setN</annotation>
  </semantics>
</math>
</file>

<file path=Object 7/content.xml><?xml version="1.0" encoding="utf-8"?>
<math xmlns="http://www.w3.org/1998/Math/MathML" display="block">
  <semantics>
    <mrow>
      <mrow>
        <mi mathvariant="italic">mem</mi>
        <mo stretchy="false">∈</mo>
        <mtext>{</mtext>
      </mrow>
      <mrow>
        <mo fence="true" stretchy="false">(</mo>
        <mrow>
          <mrow>
            <msub>
              <mi mathvariant="italic">nom</mi>
              <mi>i</mi>
            </msub>
            <mi>,</mi>
            <msub>
              <mi mathvariant="italic">valeur</mi>
              <mi>i</mi>
            </msub>
            <mi>,</mi>
            <msub>
              <mi mathvariant="italic">degre</mi>
              <mi>i</mi>
            </msub>
          </mrow>
        </mrow>
        <mo fence="true" stretchy="false">)</mo>
      </mrow>
      <mtext>|</mtext>
      <mo stretchy="false">∀</mo>
      <mi>i</mi>
      <mi>,</mi>
      <mi>j</mi>
      <mi>,</mi>
      <mrow>
        <msub>
          <mi mathvariant="italic">nom</mi>
          <mi>i</mi>
        </msub>
        <mo stretchy="false">≠</mo>
        <msub>
          <mi mathvariant="italic">nom</mi>
          <mi>j</mi>
        </msub>
      </mrow>
      <mi>,</mi>
      <mtext> si </mtext>
      <mrow>
        <msub>
          <mi mathvariant="italic">deg</mi>
          <mi>i</mi>
        </msub>
        <mo stretchy="false">=</mo>
        <msub>
          <mi mathvariant="italic">deg</mi>
          <mi>j</mi>
        </msub>
      </mrow>
      <mtext>}</mtext>
    </mrow>
    <annotation encoding="StarMath 5.0">mem in "{" (nom_i , {valeur_i}, degre_i) "|" forall i,j, nom_i &lt;&gt; nom_j ," si " deg_i = deg_j  "}"</annotation>
  </semantics>
</math>
</file>

<file path=Object 8/content.xml><?xml version="1.0" encoding="utf-8"?>
<math xmlns="http://www.w3.org/1998/Math/MathML" display="block">
  <semantics>
    <mrow>
      <mi mathvariant="italic">Ctx</mi>
      <mo stretchy="false">=</mo>
      <mrow>
        <mo fence="true" stretchy="false">(</mo>
        <mrow>
          <mrow>
            <mi mathvariant="italic">mem</mi>
            <mi>,</mi>
            <mi mathvariant="italic">prog</mi>
            <mi>,</mi>
            <mi mathvariant="italic">index</mi>
            <mi>,</mi>
            <mi mathvariant="italic">degre</mi>
          </mrow>
        </mrow>
        <mo fence="true" stretchy="false">)</mo>
      </mrow>
    </mrow>
    <annotation encoding="StarMath 5.0">Ctx = ( mem, prog, index, degre )</annotation>
  </semantics>
</math>
</file>

<file path=Object 9/content.xml><?xml version="1.0" encoding="utf-8"?>
<math xmlns="http://www.w3.org/1998/Math/MathML" display="block">
  <semantics>
    <mrow>
      <mi mathvariant="italic">Ctx</mi>
      <mi mathvariant="normal">@</mi>
      <mi mathvariant="italic">Ctx</mi>
      <mi>'</mi>
    </mrow>
    <annotation encoding="StarMath 5.0">Ctx  %tendto Ctx'</annotation>
  </semantics>
</math>
</file>